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dee6ef" fo:border="0.74pt solid #000000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fo:border="0.74pt solid #000000"/>
      <style:text-properties fo:color="#b2b2b2"/>
    </style:style>
    <style:style style:name="ce6" style:family="table-cell" style:parent-style-name="Default">
      <style:table-cell-properties fo:background-color="#ffffd7" fo:border="0.74pt solid #000000"/>
    </style:style>
    <style:style style:name="ce7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0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14" style:family="table-cell" style:parent-style-name="Default" style:data-style-name="N140">
      <style:table-cell-properties fo:border="0.74pt solid #000000"/>
    </style:style>
    <style:style style:name="ce15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  <style:map style:condition="cell-content()&gt;2^31-1" style:apply-style-name="Bad" style:base-cell-address="Sensor.C36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8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map style:condition="cell-content()&gt;2^31-1" style:apply-style-name="Bad" style:base-cell-address="Sensor.C36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map style:condition="cell-content()&gt;2^31-1" style:apply-style-name="Bad" style:base-cell-address="Sensor.C36"/>
    </style:style>
    <style:style style:name="ce19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end" fo:margin-left="0in"/>
      <style:map style:condition="cell-content()&gt;2^31-1" style:apply-style-name="Bad" style:base-cell-address="Sensor.C36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&gt;2^31-1" style:apply-style-name="Bad" style:base-cell-address="Sensor.C36"/>
    </style:style>
    <style:style style:name="ce21" style:family="table-cell" style:parent-style-name="Default">
      <style:table-cell-properties fo:border-bottom="0.74pt solid #000000" fo:background-color="#dee6ef" fo:border-left="none" fo:border-right="0.74pt solid #000000" fo:border-top="0.74pt solid #000000"/>
      <style:map style:condition="cell-content()&gt;2^31-1" style:apply-style-name="Bad" style:base-cell-address="Sensor.C36"/>
    </style:style>
    <style:style style:name="ce22" style:family="table-cell" style:parent-style-name="Default">
      <style:map style:condition="cell-content()&gt;2^31-1" style:apply-style-name="Bad" style:base-cell-address="Sensor.C36"/>
    </style:style>
    <style:style style:name="ce23" style:family="table-cell" style:parent-style-name="Default" style:data-style-name="N0"/>
    <style:style style:name="ce24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d7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 style:data-style-name="N1">
      <style:table-cell-properties fo:border="0.74pt solid #000000"/>
    </style:style>
    <style:style style:name="ce30" style:family="table-cell" style:parent-style-name="Default" style:data-style-name="N1">
      <style:table-cell-properties fo:background-color="#ffffd7" fo:border="0.74pt solid #000000"/>
    </style:style>
    <style:style style:name="ce31" style:family="table-cell" style:parent-style-name="Default">
      <style:table-cell-properties fo:background-color="transparent" fo:border="none"/>
    </style:style>
    <style:style style:name="ce32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3" style:family="table-cell" style:parent-style-name="Default" style:data-style-name="N0">
      <style:table-cell-properties fo:border="0.74pt solid #000000"/>
    </style:style>
    <style:style style:name="ce3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order-bottom="0.74pt solid #000000" fo:border-left="none" fo:border-right="none" fo:border-top="0.74pt solid #000000"/>
    </style:style>
    <style:style style:name="ce36" style:family="table-cell" style:parent-style-name="Default" style:data-style-name="N0">
      <style:table-cell-properties fo:border-bottom="0.74pt solid #000000" fo:background-color="#dddddd" fo:border-left="none" fo:border-right="none" fo:border-top="0.74pt solid #000000"/>
    </style:style>
    <style:style style:name="ce37" style:family="table-cell" style:parent-style-name="Default" style:data-style-name="N129">
      <style:table-cell-properties fo:border-bottom="0.74pt solid #000000" fo:background-color="#dddddd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ce39" style:family="table-cell" style:parent-style-name="Default" style:data-style-name="N129"/>
    <style:style style:name="ce76" style:family="table-cell" style:parent-style-name="Default">
      <style:table-cell-properties fo:background-color="#ffffd7" fo:border="0.74pt solid #000000"/>
      <style:text-properties style:use-window-font-color="true"/>
    </style:style>
    <style:style style:name="ce77" style:family="table-cell" style:parent-style-name="Default" style:data-style-name="N11">
      <style:table-cell-properties fo:border="0.74pt solid #000000"/>
    </style:style>
    <style:style style:name="ce78" style:family="table-cell" style:parent-style-name="Default" style:data-style-name="N11">
      <style:table-cell-properties fo:background-color="#ffffd7" fo:border="0.74pt solid #000000"/>
    </style:style>
    <style:style style:name="ce79" style:family="table-cell" style:parent-style-name="Default" style:data-style-name="N81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" table:style-name="ta1">
        <table:shapes>
          <draw:frame draw:z-index="0" draw:style-name="gr1" draw:text-style-name="P1" svg:width="7.2709in" svg:height="3.8642in" svg:x="3.252in" svg:y="6.5264in">
            <draw:object draw:notify-on-update-of-ranges="Sensor.J17:Sensor.J26 Sensor.A17:Sensor.A26 Sensor.I17:Sensor.I26 Sensor.A17:Sensor.A26 Sensor.K17:Sensor.K26 Sensor.A17:Sensor.A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8"/>
        <table:table-column table:style-name="co1" table:number-columns-repeated="2" table:default-cell-style-name="ce16"/>
        <table:table-column table:style-name="co1" table:number-columns-repeated="1009" table:default-cell-style-name="Default"/>
        <table:table-row table:style-name="ro1">
          <table:table-cell table:number-columns-repeated="8"/>
          <table:table-cell table:style-name="ce27"/>
          <table:table-cell table:style-name="ce31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8"/>
          <table:table-cell table:style-name="ce64" office:value-type="string" calcext:value-type="string" table:number-columns-spanned="3" table:number-rows-spanned="1">
            <text:p>Resistor</text:p>
          </table:table-cell>
          <table:covered-table-cell table:style-name="ce1"/>
          <table:covered-table-cell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Chip</text:p>
          </table:table-cell>
          <table:table-cell table:style-name="ce11" office:value-type="string" calcext:value-type="string">
            <text:p>KTY81/210</text:p>
          </table:table-cell>
          <table:table-cell table:number-columns-repeated="6"/>
          <table:table-cell table:style-name="ce28" office:value-type="string" calcext:value-type="string">
            <text:p>Max</text:p>
          </table:table-cell>
          <table:table-cell table:number-columns-repeated="2" table:style-name="ce28" office:value-type="string" calcext:value-type="string">
            <text:p>Min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Resistor</text:p>
          </table:table-cell>
          <table:table-cell table:style-name="ce11" office:value-type="float" office:value="2210" calcext:value-type="float">
            <text:p>2210</text:p>
          </table:table-cell>
          <table:table-cell table:style-name="ce14" office:value-type="percentage" office:value="0.001" calcext:value-type="percentage">
            <text:p>0.1%</text:p>
          </table:table-cell>
          <table:table-cell table:style-name="ce23"/>
          <table:table-cell table:number-columns-repeated="4"/>
          <table:table-cell table:number-columns-repeated="3" table:style-name="ce4" office:value-type="string" calcext:value-type="string">
            <text:p>Ω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ADC bits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2^[.B5]" office:value-type="float" office:value="65536" calcext:value-type="float">
            <text:p>65536</text:p>
          </table:table-cell>
          <table:table-cell table:number-columns-repeated="5"/>
          <table:table-cell table:style-name="ce11" table:formula="of:=[.B4]+[.B4]*[.C4]" office:value-type="float" office:value="2212.21" calcext:value-type="float">
            <text:p>2212.21</text:p>
          </table:table-cell>
          <table:table-cell table:style-name="ce11" table:formula="of:=[.B4]" office:value-type="float" office:value="2210" calcext:value-type="float">
            <text:p>2210</text:p>
          </table:table-cell>
          <table:table-cell table:style-name="ce33" table:formula="of:=[.B4]-[.B4]*[.C4]" office:value-type="float" office:value="2207.79" calcext:value-type="float">
            <text:p>2207.79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7" table:number-rows-spanned="1">
            <text:p>Chip</text:p>
          </table:table-cell>
          <table:covered-table-cell table:number-columns-repeated="6"/>
          <table:table-cell/>
          <table:table-cell table:style-name="ce28" office:value-type="string" calcext:value-type="string" table:number-columns-spanned="3" table:number-rows-spanned="1">
            <text:p>ADC</text:p>
          </table:table-cell>
          <table:covered-table-cell table:number-columns-repeated="2" table:style-name="ce1"/>
          <table:table-cell/>
          <table:table-cell table:style-name="ce28" office:value-type="string" calcext:value-type="string" table:number-columns-spanned="3" table:number-rows-spanned="1">
            <text:p>Final result</text:p>
          </table:table-cell>
          <table:covered-table-cell table:number-columns-repeated="2" table:style-name="ce1"/>
          <table:table-cell table:style-name="ce64" office:value-type="string" calcext:value-type="string" table:number-columns-spanned="2" table:number-rows-spanned="1">
            <text:p>Error</text:p>
          </table:table-cell>
          <table:covered-table-cell table:style-name="ce1"/>
          <table:table-cell table:number-columns-repeated="1007"/>
        </table:table-row>
        <table:table-row table:style-name="ro1">
          <table:table-cell table:number-columns-repeated="2" table:style-name="ce28" office:value-type="string" calcext:value-type="string">
            <text:p>Temperature</text:p>
          </table:table-cell>
          <table:table-cell table:style-name="ce28" office:value-type="string" calcext:value-type="string">
            <text:p>Coefficient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Error</text:p>
          </table:table-cell>
          <table:table-cell table:style-name="ce25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25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Max</text:p>
          </table:table-cell>
          <table:table-cell table:style-name="ce34" office:value-type="string" calcext:value-type="string">
            <text:p>Approximation</text:p>
          </table:table-cell>
          <table:table-cell table:style-name="ce28" office:value-type="string" calcext:value-type="string">
            <text:p>Total</text:p>
          </table:table-cell>
          <table:table-cell table:style-name="ce25" table:number-columns-repeated="1007"/>
        </table:table-row>
        <table:table-row table:style-name="ro1">
          <table:table-cell table:style-name="ce4" office:value-type="string" calcext:value-type="string">
            <text:p>0.01 °C</text:p>
          </table:table-cell>
          <table:table-cell table:style-name="ce4" office:value-type="string" calcext:value-type="string">
            <text:p>°F</text:p>
          </table:table-cell>
          <table:table-cell table:style-name="ce4" office:value-type="string" calcext:value-type="string">
            <text:p>(%/K)</text:p>
          </table:table-cell>
          <table:table-cell table:number-columns-repeated="3" table:style-name="ce4" office:value-type="string" calcext:value-type="string">
            <text:p>Ω</text:p>
          </table:table-cell>
          <table:table-cell table:style-name="ce4" office:value-type="string" calcext:value-type="string">
            <text:p>K</text:p>
          </table:table-cell>
          <table:table-cell table:style-name="ce16"/>
          <table:table-cell table:number-columns-repeated="3" table:style-name="ce1" office:value-type="string" calcext:value-type="string">
            <text:p>ADC raw</text:p>
          </table:table-cell>
          <table:table-cell table:style-name="ce16"/>
          <table:table-cell table:number-columns-repeated="3" table:style-name="ce4" office:value-type="string" calcext:value-type="string">
            <text:p>0.01 °C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16" table:number-columns-repeated="1007"/>
        </table:table-row>
        <table:table-row table:style-name="ro1">
          <table:table-cell table:style-name="ce5" office:value-type="float" office:value="-5500" calcext:value-type="float">
            <text:p>-5500</text:p>
          </table:table-cell>
          <table:table-cell table:style-name="ce5" office:value-type="float" office:value="-67" calcext:value-type="float">
            <text:p>-67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1009" calcext:value-type="float">
            <text:p>1009</text:p>
          </table:table-cell>
          <table:table-cell table:style-name="ce5" office:value-type="float" office:value="3.02" calcext:value-type="float">
            <text:p>3.02</text:p>
          </table:table-cell>
          <table:table-cell/>
          <table:table-cell table:style-name="ce29" table:formula="of:=[.D10]/([.D10]+[.I$5])*[.$C$5]" office:value-type="float" office:value="19703.0029621808" calcext:value-type="float">
            <text:p>19703</text:p>
          </table:table-cell>
          <table:table-cell table:style-name="ce29" table:formula="of:=[.E10]/([.E10]+[.J$5])*[.$C$5]" office:value-type="float" office:value="20133.3166144201" calcext:value-type="float">
            <text:p>20133</text:p>
          </table:table-cell>
          <table:table-cell table:style-name="ce29" table:formula="of:=[.F10]/([.F10]+[.K$5])*[.$C$5]" office:value-type="float" office:value="20556.462809198" calcext:value-type="float">
            <text:p>20556</text:p>
          </table:table-cell>
          <table:table-cell/>
          <table:table-cell table:style-name="ce11" table:formula="of:=FLOOR((FLOOR(([.$C$42]*[.I10]+[.$C$43])/2^[.$C$46])*[.I10]+[.$C$49])/2^[.$C$47])" office:value-type="float" office:value="-4822" calcext:value-type="float">
            <text:p>-4822</text:p>
          </table:table-cell>
          <table:table-cell table:style-name="ce11" table:formula="of:=FLOOR((FLOOR(([.$C$42]*[.J10]+[.$C$43])/2^[.$C$46])*[.J10]+[.$C$49])/2^[.$C$47])" office:value-type="float" office:value="-4602" calcext:value-type="float">
            <text:p>-4602</text:p>
          </table:table-cell>
          <table:table-cell table:style-name="ce11" table:formula="of:=FLOOR((FLOOR(([.$C$42]*[.K10]+[.$C$43])/2^[.$C$46])*[.K10]+[.$C$49])/2^[.$C$47])" office:value-type="float" office:value="-4382" calcext:value-type="float">
            <text:p>-4382</text:p>
          </table:table-cell>
          <table:table-cell table:style-name="ce11" table:formula="of:=([.A10]-[.N10])/100" office:value-type="float" office:value="-8.98" calcext:value-type="float">
            <text:p>-8.98</text:p>
          </table:table-cell>
          <table:table-cell table:style-name="ce11" table:formula="of:=MAX(ABS([.A10]-[.M10]); ABS([.A10]-[.O10]))/100" office:value-type="float" office:value="11.18" calcext:value-type="float">
            <text:p>11.18</text:p>
          </table:table-cell>
          <table:table-cell table:number-columns-repeated="1007"/>
        </table:table-row>
        <table:table-row table:style-name="ro1">
          <table:table-cell table:style-name="ce5" office:value-type="float" office:value="-5000" calcext:value-type="float">
            <text:p>-5000</text:p>
          </table:table-cell>
          <table:table-cell table:style-name="ce5" office:value-type="float" office:value="-58" calcext:value-type="float">
            <text:p>-58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59" calcext:value-type="float">
            <text:p>1059</text:p>
          </table:table-cell>
          <table:table-cell table:style-name="ce5" office:value-type="float" office:value="2.92" calcext:value-type="float">
            <text:p>2.92</text:p>
          </table:table-cell>
          <table:table-cell/>
          <table:table-cell table:style-name="ce29" table:formula="of:=[.D11]/([.D11]+[.I$5])*[.$C$5]" office:value-type="float" office:value="20402.1530348265" calcext:value-type="float">
            <text:p>20402</text:p>
          </table:table-cell>
          <table:table-cell table:style-name="ce29" table:formula="of:=[.E11]/([.E11]+[.J$5])*[.$C$5]" office:value-type="float" office:value="20833.975308642" calcext:value-type="float">
            <text:p>20834</text:p>
          </table:table-cell>
          <table:table-cell table:style-name="ce29" table:formula="of:=[.F11]/([.F11]+[.K$5])*[.$C$5]" office:value-type="float" office:value="21244.8991211556" calcext:value-type="float">
            <text:p>21245</text:p>
          </table:table-cell>
          <table:table-cell/>
          <table:table-cell table:style-name="ce11" table:formula="of:=FLOOR((FLOOR(([.$C$42]*[.I11]+[.$C$43])/2^[.$C$46])*[.I11]+[.$C$49])/2^[.$C$47])" office:value-type="float" office:value="-4463" calcext:value-type="float">
            <text:p>-4463</text:p>
          </table:table-cell>
          <table:table-cell table:style-name="ce11" table:formula="of:=FLOOR((FLOOR(([.$C$42]*[.J11]+[.$C$43])/2^[.$C$46])*[.J11]+[.$C$49])/2^[.$C$47])" office:value-type="float" office:value="-4235" calcext:value-type="float">
            <text:p>-4235</text:p>
          </table:table-cell>
          <table:table-cell table:style-name="ce11" table:formula="of:=FLOOR((FLOOR(([.$C$42]*[.K11]+[.$C$43])/2^[.$C$46])*[.K11]+[.$C$49])/2^[.$C$47])" office:value-type="float" office:value="-4013" calcext:value-type="float">
            <text:p>-4013</text:p>
          </table:table-cell>
          <table:table-cell table:style-name="ce11" table:formula="of:=([.A11]-[.N11])/100" office:value-type="float" office:value="-7.65" calcext:value-type="float">
            <text:p>-7.65</text:p>
          </table:table-cell>
          <table:table-cell table:style-name="ce11" table:formula="of:=MAX(ABS([.A11]-[.M11]); ABS([.A11]-[.O11]))/100" office:value-type="float" office:value="9.87" calcext:value-type="float">
            <text:p>9.87</text:p>
          </table:table-cell>
          <table:table-cell table:number-columns-repeated="1007"/>
        </table:table-row>
        <table:table-row table:style-name="ro1">
          <table:table-cell table:style-name="ce5" office:value-type="float" office:value="-4000" calcext:value-type="float">
            <text:p>-4000</text:p>
          </table:table-cell>
          <table:table-cell table:style-name="ce5" office:value-type="float" office:value="-40" calcext:value-type="float">
            <text:p>-40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2.74" calcext:value-type="float">
            <text:p>2.74</text:p>
          </table:table-cell>
          <table:table-cell/>
          <table:table-cell table:style-name="ce29" table:formula="of:=[.D12]/([.D12]+[.I$5])*[.$C$5]" office:value-type="float" office:value="21830.7794803464" calcext:value-type="float">
            <text:p>21831</text:p>
          </table:table-cell>
          <table:table-cell table:style-name="ce29" table:formula="of:=[.E12]/([.E12]+[.J$5])*[.$C$5]" office:value-type="float" office:value="22237.177877429" calcext:value-type="float">
            <text:p>22237</text:p>
          </table:table-cell>
          <table:table-cell table:style-name="ce29" table:formula="of:=[.F12]/([.F12]+[.K$5])*[.$C$5]" office:value-type="float" office:value="22636.879260197" calcext:value-type="float">
            <text:p>22637</text:p>
          </table:table-cell>
          <table:table-cell/>
          <table:table-cell table:style-name="ce11" table:formula="of:=FLOOR((FLOOR(([.$C$42]*[.I12]+[.$C$43])/2^[.$C$46])*[.I12]+[.$C$49])/2^[.$C$47])" office:value-type="float" office:value="-3692" calcext:value-type="float">
            <text:p>-3692</text:p>
          </table:table-cell>
          <table:table-cell table:style-name="ce11" table:formula="of:=FLOOR((FLOOR(([.$C$42]*[.J12]+[.$C$43])/2^[.$C$46])*[.J12]+[.$C$49])/2^[.$C$47])" office:value-type="float" office:value="-3464" calcext:value-type="float">
            <text:p>-3464</text:p>
          </table:table-cell>
          <table:table-cell table:style-name="ce11" table:formula="of:=FLOOR((FLOOR(([.$C$42]*[.K12]+[.$C$43])/2^[.$C$46])*[.K12]+[.$C$49])/2^[.$C$47])" office:value-type="float" office:value="-3236" calcext:value-type="float">
            <text:p>-3236</text:p>
          </table:table-cell>
          <table:table-cell table:style-name="ce11" table:formula="of:=([.A12]-[.N12])/100" office:value-type="float" office:value="-5.36" calcext:value-type="float">
            <text:p>-5.36</text:p>
          </table:table-cell>
          <table:table-cell table:style-name="ce11" table:formula="of:=MAX(ABS([.A12]-[.M12]); ABS([.A12]-[.O12]))/100" office:value-type="float" office:value="7.64" calcext:value-type="float">
            <text:p>7.64</text:p>
          </table:table-cell>
          <table:table-cell table:number-columns-repeated="1007"/>
        </table:table-row>
        <table:table-row table:style-name="ro1">
          <table:table-cell table:style-name="ce5" office:value-type="float" office:value="-3000" calcext:value-type="float">
            <text:p>-3000</text:p>
          </table:table-cell>
          <table:table-cell table:style-name="ce5" office:value-type="float" office:value="-22" calcext:value-type="float">
            <text:p>-22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office:value-type="float" office:value="1247" calcext:value-type="float">
            <text:p>1247</text:p>
          </table:table-cell>
          <table:table-cell table:style-name="ce5" office:value-type="float" office:value="1277" calcext:value-type="float">
            <text:p>1277</text:p>
          </table:table-cell>
          <table:table-cell table:style-name="ce5" office:value-type="float" office:value="2.55" calcext:value-type="float">
            <text:p>2.55</text:p>
          </table:table-cell>
          <table:table-cell/>
          <table:table-cell table:style-name="ce29" table:formula="of:=[.D13]/([.D13]+[.I$5])*[.$C$5]" office:value-type="float" office:value="23270.5426198396" calcext:value-type="float">
            <text:p>23271</text:p>
          </table:table-cell>
          <table:table-cell table:style-name="ce29" table:formula="of:=[.E13]/([.E13]+[.J$5])*[.$C$5]" office:value-type="float" office:value="23639.9745444027" calcext:value-type="float">
            <text:p>23640</text:p>
          </table:table-cell>
          <table:table-cell table:style-name="ce29" table:formula="of:=[.F13]/([.F13]+[.K$5])*[.$C$5]" office:value-type="float" office:value="24015.6428364406" calcext:value-type="float">
            <text:p>24016</text:p>
          </table:table-cell>
          <table:table-cell/>
          <table:table-cell table:style-name="ce11" table:formula="of:=FLOOR((FLOOR(([.$C$42]*[.I13]+[.$C$43])/2^[.$C$46])*[.I13]+[.$C$49])/2^[.$C$47])" office:value-type="float" office:value="-2867" calcext:value-type="float">
            <text:p>-2867</text:p>
          </table:table-cell>
          <table:table-cell table:style-name="ce11" table:formula="of:=FLOOR((FLOOR(([.$C$42]*[.J13]+[.$C$43])/2^[.$C$46])*[.J13]+[.$C$49])/2^[.$C$47])" office:value-type="float" office:value="-2647" calcext:value-type="float">
            <text:p>-2647</text:p>
          </table:table-cell>
          <table:table-cell table:style-name="ce11" table:formula="of:=FLOOR((FLOOR(([.$C$42]*[.K13]+[.$C$43])/2^[.$C$46])*[.K13]+[.$C$49])/2^[.$C$47])" office:value-type="float" office:value="-2422" calcext:value-type="float">
            <text:p>-2422</text:p>
          </table:table-cell>
          <table:table-cell table:style-name="ce11" table:formula="of:=([.A13]-[.N13])/100" office:value-type="float" office:value="-3.53" calcext:value-type="float">
            <text:p>-3.53</text:p>
          </table:table-cell>
          <table:table-cell table:style-name="ce11" table:formula="of:=MAX(ABS([.A13]-[.M13]); ABS([.A13]-[.O13]))/100" office:value-type="float" office:value="5.78" calcext:value-type="float">
            <text:p>5.78</text:p>
          </table:table-cell>
          <table:table-cell table:number-columns-repeated="1007"/>
        </table:table-row>
        <table:table-row table:style-name="ro1">
          <table:table-cell table:style-name="ce5" office:value-type="float" office:value="-2000" calcext:value-type="float">
            <text:p>-200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0.91" calcext:value-type="float">
            <text:p>0.91</text:p>
          </table:table-cell>
          <table:table-cell table:style-name="ce5" office:value-type="float" office:value="1338" calcext:value-type="float">
            <text:p>1338</text:p>
          </table:table-cell>
          <table:table-cell table:style-name="ce5" office:value-type="float" office:value="1367" calcext:value-type="float">
            <text:p>1367</text:p>
          </table:table-cell>
          <table:table-cell table:style-name="ce5" office:value-type="float" office:value="1396" calcext:value-type="float">
            <text:p>1396</text:p>
          </table:table-cell>
          <table:table-cell table:style-name="ce5" office:value-type="float" office:value="2.35" calcext:value-type="float">
            <text:p>2.35</text:p>
          </table:table-cell>
          <table:table-cell/>
          <table:table-cell table:style-name="ce29" table:formula="of:=[.D14]/([.D14]+[.I$5])*[.$C$5]" office:value-type="float" office:value="24699.1496277685" calcext:value-type="float">
            <text:p>24699</text:p>
          </table:table-cell>
          <table:table-cell table:style-name="ce29" table:formula="of:=[.E14]/([.E14]+[.J$5])*[.$C$5]" office:value-type="float" office:value="25045.488398099" calcext:value-type="float">
            <text:p>25045</text:p>
          </table:table-cell>
          <table:table-cell table:style-name="ce29" table:formula="of:=[.F14]/([.F14]+[.K$5])*[.$C$5]" office:value-type="float" office:value="25386.6779140849" calcext:value-type="float">
            <text:p>25387</text:p>
          </table:table-cell>
          <table:table-cell/>
          <table:table-cell table:style-name="ce11" table:formula="of:=FLOOR((FLOOR(([.$C$42]*[.I14]+[.$C$43])/2^[.$C$46])*[.I14]+[.$C$49])/2^[.$C$47])" office:value-type="float" office:value="-2001" calcext:value-type="float">
            <text:p>-2001</text:p>
          </table:table-cell>
          <table:table-cell table:style-name="ce11" table:formula="of:=FLOOR((FLOOR(([.$C$42]*[.J14]+[.$C$43])/2^[.$C$46])*[.J14]+[.$C$49])/2^[.$C$47])" office:value-type="float" office:value="-1784" calcext:value-type="float">
            <text:p>-1784</text:p>
          </table:table-cell>
          <table:table-cell table:style-name="ce11" table:formula="of:=FLOOR((FLOOR(([.$C$42]*[.K14]+[.$C$43])/2^[.$C$46])*[.K14]+[.$C$49])/2^[.$C$47])" office:value-type="float" office:value="-1568" calcext:value-type="float">
            <text:p>-1568</text:p>
          </table:table-cell>
          <table:table-cell table:style-name="ce11" table:formula="of:=([.A14]-[.N14])/100" office:value-type="float" office:value="-2.16" calcext:value-type="float">
            <text:p>-2.16</text:p>
          </table:table-cell>
          <table:table-cell table:style-name="ce11" table:formula="of:=MAX(ABS([.A14]-[.M14]); ABS([.A14]-[.O14]))/100" office:value-type="float" office:value="4.32" calcext:value-type="float">
            <text:p>4.32</text:p>
          </table:table-cell>
          <table:table-cell table:number-columns-repeated="1007"/>
        </table:table-row>
        <table:table-row table:style-name="ro1">
          <table:table-cell table:style-name="ce5" office:value-type="float" office:value="-1000" calcext:value-type="float">
            <text:p>-10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1467" calcext:value-type="float">
            <text:p>1467</text:p>
          </table:table-cell>
          <table:table-cell table:style-name="ce5" office:value-type="float" office:value="1495" calcext:value-type="float">
            <text:p>1495</text:p>
          </table:table-cell>
          <table:table-cell table:style-name="ce5" office:value-type="float" office:value="1523" calcext:value-type="float">
            <text:p>1523</text:p>
          </table:table-cell>
          <table:table-cell table:style-name="ce5" office:value-type="float" office:value="2.14" calcext:value-type="float">
            <text:p>2.14</text:p>
          </table:table-cell>
          <table:table-cell/>
          <table:table-cell table:style-name="ce29" table:formula="of:=[.D15]/([.D15]+[.I$5])*[.$C$5]" office:value-type="float" office:value="26130.966158496" calcext:value-type="float">
            <text:p>26131</text:p>
          </table:table-cell>
          <table:table-cell table:style-name="ce29" table:formula="of:=[.E15]/([.E15]+[.J$5])*[.$C$5]" office:value-type="float" office:value="26444.350877193" calcext:value-type="float">
            <text:p>26444</text:p>
          </table:table-cell>
          <table:table-cell table:style-name="ce29" table:formula="of:=[.F15]/([.F15]+[.K$5])*[.$C$5]" office:value-type="float" office:value="26753.4028985818" calcext:value-type="float">
            <text:p>26753</text:p>
          </table:table-cell>
          <table:table-cell/>
          <table:table-cell table:style-name="ce11" table:formula="of:=FLOOR((FLOOR(([.$C$42]*[.I15]+[.$C$43])/2^[.$C$46])*[.I15]+[.$C$49])/2^[.$C$47])" office:value-type="float" office:value="-1085" calcext:value-type="float">
            <text:p>-1085</text:p>
          </table:table-cell>
          <table:table-cell table:style-name="ce11" table:formula="of:=FLOOR((FLOOR(([.$C$42]*[.J15]+[.$C$43])/2^[.$C$46])*[.J15]+[.$C$49])/2^[.$C$47])" office:value-type="float" office:value="-878" calcext:value-type="float">
            <text:p>-878</text:p>
          </table:table-cell>
          <table:table-cell table:style-name="ce11" table:formula="of:=FLOOR((FLOOR(([.$C$42]*[.K15]+[.$C$43])/2^[.$C$46])*[.K15]+[.$C$49])/2^[.$C$47])" office:value-type="float" office:value="-672" calcext:value-type="float">
            <text:p>-672</text:p>
          </table:table-cell>
          <table:table-cell table:style-name="ce11" table:formula="of:=([.A15]-[.N15])/100" office:value-type="float" office:value="-1.22" calcext:value-type="float">
            <text:p>-1.22</text:p>
          </table:table-cell>
          <table:table-cell table:style-name="ce11" table:formula="of:=MAX(ABS([.A15]-[.M15]); ABS([.A15]-[.O15]))/100" office:value-type="float" office:value="3.28" calcext:value-type="float">
            <text:p>3.28</text:p>
          </table:table-cell>
          <table:table-cell table:number-columns-repeated="100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656" calcext:value-type="float">
            <text:p>1656</text:p>
          </table:table-cell>
          <table:table-cell table:style-name="ce5" office:value-type="float" office:value="1.91" calcext:value-type="float">
            <text:p>1.91</text:p>
          </table:table-cell>
          <table:table-cell/>
          <table:table-cell table:style-name="ce29" table:formula="of:=[.D16]/([.D16]+[.I$5])*[.$C$5]" office:value-type="float" office:value="27535.6292314185" calcext:value-type="float">
            <text:p>27536</text:p>
          </table:table-cell>
          <table:table-cell table:style-name="ce29" table:formula="of:=[.E16]/([.E16]+[.J$5])*[.$C$5]" office:value-type="float" office:value="27818.6666666667" calcext:value-type="float">
            <text:p>27819</text:p>
          </table:table-cell>
          <table:table-cell table:style-name="ce29" table:formula="of:=[.F16]/([.F16]+[.K$5])*[.$C$5]" office:value-type="float" office:value="28088.3836854487" calcext:value-type="float">
            <text:p>28088</text:p>
          </table:table-cell>
          <table:table-cell/>
          <table:table-cell table:style-name="ce11" table:formula="of:=FLOOR((FLOOR(([.$C$42]*[.I16]+[.$C$43])/2^[.$C$46])*[.I16]+[.$C$49])/2^[.$C$47])" office:value-type="float" office:value="-140" calcext:value-type="float">
            <text:p>-140</text:p>
          </table:table-cell>
          <table:table-cell table:style-name="ce11" table:formula="of:=FLOOR((FLOOR(([.$C$42]*[.J16]+[.$C$43])/2^[.$C$46])*[.J16]+[.$C$49])/2^[.$C$47])" office:value-type="float" office:value="56" calcext:value-type="float">
            <text:p>56</text:p>
          </table:table-cell>
          <table:table-cell table:style-name="ce11" table:formula="of:=FLOOR((FLOOR(([.$C$42]*[.K16]+[.$C$43])/2^[.$C$46])*[.K16]+[.$C$49])/2^[.$C$47])" office:value-type="float" office:value="245" calcext:value-type="float">
            <text:p>245</text:p>
          </table:table-cell>
          <table:table-cell table:style-name="ce11" table:formula="of:=([.A16]-[.N16])/100" office:value-type="float" office:value="-0.56" calcext:value-type="float">
            <text:p>-0.56</text:p>
          </table:table-cell>
          <table:table-cell table:style-name="ce11" table:formula="of:=MAX(ABS([.A16]-[.M16]); ABS([.A16]-[.O16]))/100" office:value-type="float" office:value="2.45" calcext:value-type="float">
            <text:p>2.45</text:p>
          </table:table-cell>
          <table:table-cell table:number-columns-repeated="1007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float" office:value="1748" calcext:value-type="float">
            <text:p>1748</text:p>
          </table:table-cell>
          <table:table-cell table:style-name="ce6" office:value-type="float" office:value="1772" calcext:value-type="float">
            <text:p>1772</text:p>
          </table:table-cell>
          <table:table-cell table:style-name="ce6" office:value-type="float" office:value="1797" calcext:value-type="float">
            <text:p>1797</text:p>
          </table:table-cell>
          <table:table-cell table:style-name="ce6" office:value-type="float" office:value="1.67" calcext:value-type="float">
            <text:p>1.67</text:p>
          </table:table-cell>
          <table:table-cell table:style-name="ce26"/>
          <table:table-cell table:style-name="ce30" table:formula="of:=[.D17]/([.D17]+[.I$5])*[.$C$5]" office:value-type="float" office:value="28926.9831650342" calcext:value-type="float">
            <text:p>28927</text:p>
          </table:table-cell>
          <table:table-cell table:style-name="ce30" table:formula="of:=[.E17]/([.E17]+[.J$5])*[.$C$5]" office:value-type="float" office:value="29163.6845806128" calcext:value-type="float">
            <text:p>29164</text:p>
          </table:table-cell>
          <table:table-cell table:style-name="ce30" table:formula="of:=[.F17]/([.F17]+[.K$5])*[.$C$5]" office:value-type="float" office:value="29406.8333171028" calcext:value-type="float">
            <text:p>29407</text:p>
          </table:table-cell>
          <table:table-cell table:style-name="ce26"/>
          <table:table-cell table:style-name="ce6" table:formula="of:=FLOOR((FLOOR(([.$C$42]*[.I17]+[.$C$43])/2^[.$C$46])*[.I17]+[.$C$49])/2^[.$C$47])" office:value-type="float" office:value="841" calcext:value-type="float">
            <text:p>841</text:p>
          </table:table-cell>
          <table:table-cell table:style-name="ce6" table:formula="of:=FLOOR((FLOOR(([.$C$42]*[.J17]+[.$C$43])/2^[.$C$46])*[.J17]+[.$C$49])/2^[.$C$47])" office:value-type="float" office:value="1013" calcext:value-type="float">
            <text:p>1013</text:p>
          </table:table-cell>
          <table:table-cell table:style-name="ce6" table:formula="of:=FLOOR((FLOOR(([.$C$42]*[.K17]+[.$C$43])/2^[.$C$46])*[.K17]+[.$C$49])/2^[.$C$47])" office:value-type="float" office:value="1190" calcext:value-type="float">
            <text:p>1190</text:p>
          </table:table-cell>
          <table:table-cell table:style-name="ce6" table:formula="of:=([.A17]-[.N17])/100" office:value-type="float" office:value="-0.13" calcext:value-type="float">
            <text:p>-0.13</text:p>
          </table:table-cell>
          <table:table-cell table:style-name="ce6" table:formula="of:=MAX(ABS([.A17]-[.M17]); ABS([.A17]-[.O17]))/100" office:value-type="float" office:value="1.9" calcext:value-type="float">
            <text:p>1.9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1922" calcext:value-type="float">
            <text:p>1922</text:p>
          </table:table-cell>
          <table:table-cell table:style-name="ce6" office:value-type="float" office:value="1944" calcext:value-type="float">
            <text:p>1944</text:p>
          </table:table-cell>
          <table:table-cell table:style-name="ce6" office:value-type="float" office:value="1.41" calcext:value-type="float">
            <text:p>1.41</text:p>
          </table:table-cell>
          <table:table-cell table:style-name="ce26"/>
          <table:table-cell table:style-name="ce30" table:formula="of:=[.D18]/([.D18]+[.I$5])*[.$C$5]" office:value-type="float" office:value="30288.7370204779" calcext:value-type="float">
            <text:p>30289</text:p>
          </table:table-cell>
          <table:table-cell table:style-name="ce30" table:formula="of:=[.E18]/([.E18]+[.J$5])*[.$C$5]" office:value-type="float" office:value="30484.07357212" calcext:value-type="float">
            <text:p>30484</text:p>
          </table:table-cell>
          <table:table-cell table:style-name="ce30" table:formula="of:=[.F18]/([.F18]+[.K$5])*[.$C$5]" office:value-type="float" office:value="30686.0375886064" calcext:value-type="float">
            <text:p>30686</text:p>
          </table:table-cell>
          <table:table-cell table:style-name="ce26"/>
          <table:table-cell table:style-name="ce6" table:formula="of:=FLOOR((FLOOR(([.$C$42]*[.I18]+[.$C$43])/2^[.$C$46])*[.I18]+[.$C$49])/2^[.$C$47])" office:value-type="float" office:value="1845" calcext:value-type="float">
            <text:p>1845</text:p>
          </table:table-cell>
          <table:table-cell table:style-name="ce6" table:formula="of:=FLOOR((FLOOR(([.$C$42]*[.J18]+[.$C$43])/2^[.$C$46])*[.J18]+[.$C$49])/2^[.$C$47])" office:value-type="float" office:value="1993" calcext:value-type="float">
            <text:p>1993</text:p>
          </table:table-cell>
          <table:table-cell table:style-name="ce6" table:formula="of:=FLOOR((FLOOR(([.$C$42]*[.K18]+[.$C$43])/2^[.$C$46])*[.K18]+[.$C$49])/2^[.$C$47])" office:value-type="float" office:value="2147" calcext:value-type="float">
            <text:p>2147</text:p>
          </table:table-cell>
          <table:table-cell table:style-name="ce6" table:formula="of:=([.A18]-[.N18])/100" office:value-type="float" office:value="0.07" calcext:value-type="float">
            <text:p>0.07</text:p>
          </table:table-cell>
          <table:table-cell table:style-name="ce6" table:formula="of:=MAX(ABS([.A18]-[.M18]); ABS([.A18]-[.O18]))/100" office:value-type="float" office:value="1.55" calcext:value-type="float">
            <text:p>1.55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.27" calcext:value-type="float">
            <text:p>1.27</text:p>
          </table:table-cell>
          <table:table-cell table:style-name="ce26"/>
          <table:table-cell table:style-name="ce30" table:formula="of:=[.D19]/([.D19]+[.I$5])*[.$C$5]" office:value-type="float" office:value="30952.953215607" calcext:value-type="float">
            <text:p>30953</text:p>
          </table:table-cell>
          <table:table-cell table:style-name="ce30" table:formula="of:=[.E19]/([.E19]+[.J$5])*[.$C$5]" office:value-type="float" office:value="31133.4916864608" calcext:value-type="float">
            <text:p>31133</text:p>
          </table:table-cell>
          <table:table-cell table:style-name="ce30" table:formula="of:=[.F19]/([.F19]+[.K$5])*[.$C$5]" office:value-type="float" office:value="31312.5107916902" calcext:value-type="float">
            <text:p>31313</text:p>
          </table:table-cell>
          <table:table-cell table:style-name="ce26"/>
          <table:table-cell table:style-name="ce6" table:formula="of:=FLOOR((FLOOR(([.$C$42]*[.I19]+[.$C$43])/2^[.$C$46])*[.I19]+[.$C$49])/2^[.$C$47])" office:value-type="float" office:value="2351" calcext:value-type="float">
            <text:p>2351</text:p>
          </table:table-cell>
          <table:table-cell table:style-name="ce6" table:formula="of:=FLOOR((FLOOR(([.$C$42]*[.J19]+[.$C$43])/2^[.$C$46])*[.J19]+[.$C$49])/2^[.$C$47])" office:value-type="float" office:value="2490" calcext:value-type="float">
            <text:p>2490</text:p>
          </table:table-cell>
          <table:table-cell table:style-name="ce6" table:formula="of:=FLOOR((FLOOR(([.$C$42]*[.K19]+[.$C$43])/2^[.$C$46])*[.K19]+[.$C$49])/2^[.$C$47])" office:value-type="float" office:value="2630" calcext:value-type="float">
            <text:p>2630</text:p>
          </table:table-cell>
          <table:table-cell table:style-name="ce6" table:formula="of:=([.A19]-[.N19])/100" office:value-type="float" office:value="0.1" calcext:value-type="float">
            <text:p>0.1</text:p>
          </table:table-cell>
          <table:table-cell table:style-name="ce6" table:formula="of:=MAX(ABS([.A19]-[.M19]); ABS([.A19]-[.O19]))/100" office:value-type="float" office:value="1.49" calcext:value-type="float">
            <text:p>1.49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2057" calcext:value-type="float">
            <text:p>2057</text:p>
          </table:table-cell>
          <table:table-cell table:style-name="ce6" office:value-type="float" office:value="2080" calcext:value-type="float">
            <text:p>2080</text:p>
          </table:table-cell>
          <table:table-cell table:style-name="ce6" office:value-type="float" office:value="2102" calcext:value-type="float">
            <text:p>2102</text:p>
          </table:table-cell>
          <table:table-cell table:style-name="ce6" office:value-type="float" office:value="1.39" calcext:value-type="float">
            <text:p>1.39</text:p>
          </table:table-cell>
          <table:table-cell table:style-name="ce26"/>
          <table:table-cell table:style-name="ce30" table:formula="of:=[.D20]/([.D20]+[.I$5])*[.$C$5]" office:value-type="float" office:value="31576.6973280771" calcext:value-type="float">
            <text:p>31577</text:p>
          </table:table-cell>
          <table:table-cell table:style-name="ce30" table:formula="of:=[.E20]/([.E20]+[.J$5])*[.$C$5]" office:value-type="float" office:value="31775.0303030303" calcext:value-type="float">
            <text:p>31775</text:p>
          </table:table-cell>
          <table:table-cell table:style-name="ce30" table:formula="of:=[.F20]/([.F20]+[.K$5])*[.$C$5]" office:value-type="float" office:value="31963.662266607" calcext:value-type="float">
            <text:p>31964</text:p>
          </table:table-cell>
          <table:table-cell table:style-name="ce26"/>
          <table:table-cell table:style-name="ce6" table:formula="of:=FLOOR((FLOOR(([.$C$42]*[.I20]+[.$C$43])/2^[.$C$46])*[.I20]+[.$C$49])/2^[.$C$47])" office:value-type="float" office:value="2836" calcext:value-type="float">
            <text:p>2836</text:p>
          </table:table-cell>
          <table:table-cell table:style-name="ce6" table:formula="of:=FLOOR((FLOOR(([.$C$42]*[.J20]+[.$C$43])/2^[.$C$46])*[.J20]+[.$C$49])/2^[.$C$47])" office:value-type="float" office:value="2991" calcext:value-type="float">
            <text:p>2991</text:p>
          </table:table-cell>
          <table:table-cell table:style-name="ce6" table:formula="of:=FLOOR((FLOOR(([.$C$42]*[.K20]+[.$C$43])/2^[.$C$46])*[.K20]+[.$C$49])/2^[.$C$47])" office:value-type="float" office:value="3141" calcext:value-type="float">
            <text:p>3141</text:p>
          </table:table-cell>
          <table:table-cell table:style-name="ce6" table:formula="of:=([.A20]-[.N20])/100" office:value-type="float" office:value="0.09" calcext:value-type="float">
            <text:p>0.09</text:p>
          </table:table-cell>
          <table:table-cell table:style-name="ce6" table:formula="of:=MAX(ABS([.A20]-[.M20]); ABS([.A20]-[.O20]))/100" office:value-type="float" office:value="1.64" calcext:value-type="float">
            <text:p>1.64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217" calcext:value-type="float">
            <text:p>2217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272" calcext:value-type="float">
            <text:p>2272</text:p>
          </table:table-cell>
          <table:table-cell table:style-name="ce6" office:value-type="float" office:value="1.64" calcext:value-type="float">
            <text:p>1.64</text:p>
          </table:table-cell>
          <table:table-cell table:style-name="ce26"/>
          <table:table-cell table:style-name="ce30" table:formula="of:=[.D21]/([.D21]+[.I$5])*[.$C$5]" office:value-type="float" office:value="32803.4371817999" calcext:value-type="float">
            <text:p>32803</text:p>
          </table:table-cell>
          <table:table-cell table:style-name="ce30" table:formula="of:=[.E21]/([.E21]+[.J$5])*[.$C$5]" office:value-type="float" office:value="33025.4365881033" calcext:value-type="float">
            <text:p>33025</text:p>
          </table:table-cell>
          <table:table-cell table:style-name="ce30" table:formula="of:=[.F21]/([.F21]+[.K$5])*[.$C$5]" office:value-type="float" office:value="33237.6723016034" calcext:value-type="float">
            <text:p>33238</text:p>
          </table:table-cell>
          <table:table-cell table:style-name="ce26"/>
          <table:table-cell table:style-name="ce6" table:formula="of:=FLOOR((FLOOR(([.$C$42]*[.I21]+[.$C$43])/2^[.$C$46])*[.I21]+[.$C$49])/2^[.$C$47])" office:value-type="float" office:value="3814" calcext:value-type="float">
            <text:p>3814</text:p>
          </table:table-cell>
          <table:table-cell table:style-name="ce6" table:formula="of:=FLOOR((FLOOR(([.$C$42]*[.J21]+[.$C$43])/2^[.$C$46])*[.J21]+[.$C$49])/2^[.$C$47])" office:value-type="float" office:value="3995" calcext:value-type="float">
            <text:p>3995</text:p>
          </table:table-cell>
          <table:table-cell table:style-name="ce6" table:formula="of:=FLOOR((FLOOR(([.$C$42]*[.K21]+[.$C$43])/2^[.$C$46])*[.K21]+[.$C$49])/2^[.$C$47])" office:value-type="float" office:value="4169" calcext:value-type="float">
            <text:p>4169</text:p>
          </table:table-cell>
          <table:table-cell table:style-name="ce6" table:formula="of:=([.A21]-[.N21])/100" office:value-type="float" office:value="0.05" calcext:value-type="float">
            <text:p>0.05</text:p>
          </table:table-cell>
          <table:table-cell table:style-name="ce6" table:formula="of:=MAX(ABS([.A21]-[.M21]); ABS([.A21]-[.O21]))/100" office:value-type="float" office:value="1.86" calcext:value-type="float">
            <text:p>1.86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2383" calcext:value-type="float">
            <text:p>2383</text:p>
          </table:table-cell>
          <table:table-cell table:style-name="ce6" office:value-type="float" office:value="2417" calcext:value-type="float">
            <text:p>2417</text:p>
          </table:table-cell>
          <table:table-cell table:style-name="ce6" office:value-type="float" office:value="2451" calcext:value-type="float">
            <text:p>2451</text:p>
          </table:table-cell>
          <table:table-cell table:style-name="ce6" office:value-type="float" office:value="1.91" calcext:value-type="float">
            <text:p>1.91</text:p>
          </table:table-cell>
          <table:table-cell table:style-name="ce26"/>
          <table:table-cell table:style-name="ce30" table:formula="of:=[.D22]/([.D22]+[.I$5])*[.$C$5]" office:value-type="float" office:value="33985.8870432472" calcext:value-type="float">
            <text:p>33986</text:p>
          </table:table-cell>
          <table:table-cell table:style-name="ce30" table:formula="of:=[.E22]/([.E22]+[.J$5])*[.$C$5]" office:value-type="float" office:value="34233.9554787119" calcext:value-type="float">
            <text:p>34234</text:p>
          </table:table-cell>
          <table:table-cell table:style-name="ce30" table:formula="of:=[.F22]/([.F22]+[.K$5])*[.$C$5]" office:value-type="float" office:value="34478.6384447464" calcext:value-type="float">
            <text:p>34479</text:p>
          </table:table-cell>
          <table:table-cell table:style-name="ce26"/>
          <table:table-cell table:style-name="ce6" table:formula="of:=FLOOR((FLOOR(([.$C$42]*[.I22]+[.$C$43])/2^[.$C$46])*[.I22]+[.$C$49])/2^[.$C$47])" office:value-type="float" office:value="4791" calcext:value-type="float">
            <text:p>4791</text:p>
          </table:table-cell>
          <table:table-cell table:style-name="ce6" table:formula="of:=FLOOR((FLOOR(([.$C$42]*[.J22]+[.$C$43])/2^[.$C$46])*[.J22]+[.$C$49])/2^[.$C$47])" office:value-type="float" office:value="5000" calcext:value-type="float">
            <text:p>5000</text:p>
          </table:table-cell>
          <table:table-cell table:style-name="ce6" table:formula="of:=FLOOR((FLOOR(([.$C$42]*[.K22]+[.$C$43])/2^[.$C$46])*[.K22]+[.$C$49])/2^[.$C$47])" office:value-type="float" office:value="5207" calcext:value-type="float">
            <text:p>5207</text:p>
          </table:table-cell>
          <table:table-cell table:style-name="ce6" table:formula="of:=([.A22]-[.N22])/100" office:value-type="float" office:value="0" calcext:value-type="float">
            <text:p>0</text:p>
          </table:table-cell>
          <table:table-cell table:style-name="ce6" table:formula="of:=MAX(ABS([.A22]-[.M22]); ABS([.A22]-[.O22]))/100" office:value-type="float" office:value="2.09" calcext:value-type="float">
            <text:p>2.09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float" office:value="2557" calcext:value-type="float">
            <text:p>2557</text:p>
          </table:table-cell>
          <table:table-cell table:style-name="ce6" office:value-type="float" office:value="2597" calcext:value-type="float">
            <text:p>2597</text:p>
          </table:table-cell>
          <table:table-cell table:style-name="ce6" office:value-type="float" office:value="2637" calcext:value-type="float">
            <text:p>2637</text:p>
          </table:table-cell>
          <table:table-cell table:style-name="ce6" office:value-type="float" office:value="2.19" calcext:value-type="float">
            <text:p>2.19</text:p>
          </table:table-cell>
          <table:table-cell table:style-name="ce26"/>
          <table:table-cell table:style-name="ce30" table:formula="of:=[.D23]/([.D23]+[.I$5])*[.$C$5]" office:value-type="float" office:value="35136.9623061262" calcext:value-type="float">
            <text:p>35137</text:p>
          </table:table-cell>
          <table:table-cell table:style-name="ce30" table:formula="of:=[.E23]/([.E23]+[.J$5])*[.$C$5]" office:value-type="float" office:value="35406.0728104847" calcext:value-type="float">
            <text:p>35406</text:p>
          </table:table-cell>
          <table:table-cell table:style-name="ce30" table:formula="of:=[.F23]/([.F23]+[.K$5])*[.$C$5]" office:value-type="float" office:value="35670.9851200981" calcext:value-type="float">
            <text:p>35671</text:p>
          </table:table-cell>
          <table:table-cell table:style-name="ce26"/>
          <table:table-cell table:style-name="ce6" table:formula="of:=FLOOR((FLOOR(([.$C$42]*[.I23]+[.$C$43])/2^[.$C$46])*[.I23]+[.$C$49])/2^[.$C$47])" office:value-type="float" office:value="5772" calcext:value-type="float">
            <text:p>5772</text:p>
          </table:table-cell>
          <table:table-cell table:style-name="ce6" table:formula="of:=FLOOR((FLOOR(([.$C$42]*[.J23]+[.$C$43])/2^[.$C$46])*[.J23]+[.$C$49])/2^[.$C$47])" office:value-type="float" office:value="6007" calcext:value-type="float">
            <text:p>6007</text:p>
          </table:table-cell>
          <table:table-cell table:style-name="ce6" table:formula="of:=FLOOR((FLOOR(([.$C$42]*[.K23]+[.$C$43])/2^[.$C$46])*[.K23]+[.$C$49])/2^[.$C$47])" office:value-type="float" office:value="6238" calcext:value-type="float">
            <text:p>6238</text:p>
          </table:table-cell>
          <table:table-cell table:style-name="ce6" table:formula="of:=([.A23]-[.N23])/100" office:value-type="float" office:value="-0.07" calcext:value-type="float">
            <text:p>-0.07</text:p>
          </table:table-cell>
          <table:table-cell table:style-name="ce6" table:formula="of:=MAX(ABS([.A23]-[.M23]); ABS([.A23]-[.O23]))/100" office:value-type="float" office:value="2.38" calcext:value-type="float">
            <text:p>2.38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2737" calcext:value-type="float">
            <text:p>2737</text:p>
          </table:table-cell>
          <table:table-cell table:style-name="ce6" office:value-type="float" office:value="2785" calcext:value-type="float">
            <text:p>2785</text:p>
          </table:table-cell>
          <table:table-cell table:style-name="ce6" office:value-type="float" office:value="2832" calcext:value-type="float">
            <text:p>2832</text:p>
          </table:table-cell>
          <table:table-cell table:style-name="ce6" office:value-type="float" office:value="2.49" calcext:value-type="float">
            <text:p>2.49</text:p>
          </table:table-cell>
          <table:table-cell table:style-name="ce26"/>
          <table:table-cell table:style-name="ce30" table:formula="of:=[.D24]/([.D24]+[.I$5])*[.$C$5]" office:value-type="float" office:value="36242.5583072854" calcext:value-type="float">
            <text:p>36243</text:p>
          </table:table-cell>
          <table:table-cell table:style-name="ce30" table:formula="of:=[.E24]/([.E24]+[.J$5])*[.$C$5]" office:value-type="float" office:value="36540.0920920921" calcext:value-type="float">
            <text:p>36540</text:p>
          </table:table-cell>
          <table:table-cell table:style-name="ce30" table:formula="of:=[.F24]/([.F24]+[.K$5])*[.$C$5]" office:value-type="float" office:value="36826.5249147286" calcext:value-type="float">
            <text:p>36827</text:p>
          </table:table-cell>
          <table:table-cell table:style-name="ce26"/>
          <table:table-cell table:style-name="ce6" table:formula="of:=FLOOR((FLOOR(([.$C$42]*[.I24]+[.$C$43])/2^[.$C$46])*[.I24]+[.$C$49])/2^[.$C$47])" office:value-type="float" office:value="6745" calcext:value-type="float">
            <text:p>6745</text:p>
          </table:table-cell>
          <table:table-cell table:style-name="ce6" table:formula="of:=FLOOR((FLOOR(([.$C$42]*[.J24]+[.$C$43])/2^[.$C$46])*[.J24]+[.$C$49])/2^[.$C$47])" office:value-type="float" office:value="7012" calcext:value-type="float">
            <text:p>7012</text:p>
          </table:table-cell>
          <table:table-cell table:style-name="ce6" table:formula="of:=FLOOR((FLOOR(([.$C$42]*[.K24]+[.$C$43])/2^[.$C$46])*[.K24]+[.$C$49])/2^[.$C$47])" office:value-type="float" office:value="7270" calcext:value-type="float">
            <text:p>7270</text:p>
          </table:table-cell>
          <table:table-cell table:style-name="ce6" table:formula="of:=([.A24]-[.N24])/100" office:value-type="float" office:value="-0.12" calcext:value-type="float">
            <text:p>-0.12</text:p>
          </table:table-cell>
          <table:table-cell table:style-name="ce6" table:formula="of:=MAX(ABS([.A24]-[.M24]); ABS([.A24]-[.O24]))/100" office:value-type="float" office:value="2.7" calcext:value-type="float">
            <text:p>2.7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2924" calcext:value-type="float">
            <text:p>2924</text:p>
          </table:table-cell>
          <table:table-cell table:style-name="ce6" office:value-type="float" office:value="2980" calcext:value-type="float">
            <text:p>2980</text:p>
          </table:table-cell>
          <table:table-cell table:style-name="ce6" office:value-type="float" office:value="3035" calcext:value-type="float">
            <text:p>3035</text:p>
          </table:table-cell>
          <table:table-cell table:style-name="ce6" office:value-type="float" office:value="2.8" calcext:value-type="float">
            <text:p>2.8</text:p>
          </table:table-cell>
          <table:table-cell table:style-name="ce26"/>
          <table:table-cell table:style-name="ce30" table:formula="of:=[.D25]/([.D25]+[.I$5])*[.$C$5]" office:value-type="float" office:value="37309.0788733327" calcext:value-type="float">
            <text:p>37309</text:p>
          </table:table-cell>
          <table:table-cell table:style-name="ce30" table:formula="of:=[.E25]/([.E25]+[.J$5])*[.$C$5]" office:value-type="float" office:value="37629.5337186898" calcext:value-type="float">
            <text:p>37630</text:p>
          </table:table-cell>
          <table:table-cell table:style-name="ce30" table:formula="of:=[.F25]/([.F25]+[.K$5])*[.$C$5]" office:value-type="float" office:value="37938.1512515283" calcext:value-type="float">
            <text:p>37938</text:p>
          </table:table-cell>
          <table:table-cell table:style-name="ce26"/>
          <table:table-cell table:style-name="ce6" table:formula="of:=FLOOR((FLOOR(([.$C$42]*[.I25]+[.$C$43])/2^[.$C$46])*[.I25]+[.$C$49])/2^[.$C$47])" office:value-type="float" office:value="7710" calcext:value-type="float">
            <text:p>7710</text:p>
          </table:table-cell>
          <table:table-cell table:style-name="ce6" table:formula="of:=FLOOR((FLOOR(([.$C$42]*[.J25]+[.$C$43])/2^[.$C$46])*[.J25]+[.$C$49])/2^[.$C$47])" office:value-type="float" office:value="8005" calcext:value-type="float">
            <text:p>8005</text:p>
          </table:table-cell>
          <table:table-cell table:style-name="ce6" table:formula="of:=FLOOR((FLOOR(([.$C$42]*[.K25]+[.$C$43])/2^[.$C$46])*[.K25]+[.$C$49])/2^[.$C$47])" office:value-type="float" office:value="8291" calcext:value-type="float">
            <text:p>8291</text:p>
          </table:table-cell>
          <table:table-cell table:style-name="ce6" table:formula="of:=([.A25]-[.N25])/100" office:value-type="float" office:value="-0.05" calcext:value-type="float">
            <text:p>-0.05</text:p>
          </table:table-cell>
          <table:table-cell table:style-name="ce6" table:formula="of:=MAX(ABS([.A25]-[.M25]); ABS([.A25]-[.O25]))/100" office:value-type="float" office:value="2.91" calcext:value-type="float">
            <text:p>2.91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.12" calcext:value-type="float">
            <text:p>3.12</text:p>
          </table:table-cell>
          <table:table-cell table:style-name="ce26"/>
          <table:table-cell table:style-name="ce30" table:formula="of:=[.D26]/([.D26]+[.I$5])*[.$C$5]" office:value-type="float" office:value="38336.4347746149" calcext:value-type="float">
            <text:p>38336</text:p>
          </table:table-cell>
          <table:table-cell table:style-name="ce30" table:formula="of:=[.E26]/([.E26]+[.J$5])*[.$C$5]" office:value-type="float" office:value="38674.9910979228" calcext:value-type="float">
            <text:p>38675</text:p>
          </table:table-cell>
          <table:table-cell table:style-name="ce30" table:formula="of:=[.F26]/([.F26]+[.K$5])*[.$C$5]" office:value-type="float" office:value="39005.8759138141" calcext:value-type="float">
            <text:p>39006</text:p>
          </table:table-cell>
          <table:table-cell table:style-name="ce26"/>
          <table:table-cell table:style-name="ce6" table:formula="of:=FLOOR((FLOOR(([.$C$42]*[.I26]+[.$C$43])/2^[.$C$46])*[.I26]+[.$C$49])/2^[.$C$47])" office:value-type="float" office:value="8665" calcext:value-type="float">
            <text:p>8665</text:p>
          </table:table-cell>
          <table:table-cell table:style-name="ce6" table:formula="of:=FLOOR((FLOOR(([.$C$42]*[.J26]+[.$C$43])/2^[.$C$46])*[.J26]+[.$C$49])/2^[.$C$47])" office:value-type="float" office:value="8985" calcext:value-type="float">
            <text:p>8985</text:p>
          </table:table-cell>
          <table:table-cell table:style-name="ce6" table:formula="of:=FLOOR((FLOOR(([.$C$42]*[.K26]+[.$C$43])/2^[.$C$46])*[.K26]+[.$C$49])/2^[.$C$47])" office:value-type="float" office:value="9300" calcext:value-type="float">
            <text:p>9300</text:p>
          </table:table-cell>
          <table:table-cell table:style-name="ce6" table:formula="of:=([.A26]-[.N26])/100" office:value-type="float" office:value="0.15" calcext:value-type="float">
            <text:p>0.15</text:p>
          </table:table-cell>
          <table:table-cell table:style-name="ce6" table:formula="of:=MAX(ABS([.A26]-[.M26]); ABS([.A26]-[.O26]))/100" office:value-type="float" office:value="3.35" calcext:value-type="float">
            <text:p>3.35</text:p>
          </table:table-cell>
          <table:table-cell table:style-name="ce26" table:number-columns-repeated="1007"/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0.63" calcext:value-type="float">
            <text:p>0.63</text:p>
          </table:table-cell>
          <table:table-cell table:style-name="ce5" office:value-type="float" office:value="3318" calcext:value-type="float">
            <text:p>3318</text:p>
          </table:table-cell>
          <table:table-cell table:style-name="ce5" office:value-type="float" office:value="3392" calcext:value-type="float">
            <text:p>3392</text:p>
          </table:table-cell>
          <table:table-cell table:style-name="ce5" office:value-type="float" office:value="3466" calcext:value-type="float">
            <text:p>3466</text:p>
          </table:table-cell>
          <table:table-cell table:style-name="ce5" office:value-type="float" office:value="3.46" calcext:value-type="float">
            <text:p>3.46</text:p>
          </table:table-cell>
          <table:table-cell/>
          <table:table-cell table:style-name="ce29" table:formula="of:=[.D27]/([.D27]+[.I$5])*[.$C$5]" office:value-type="float" office:value="39320.1068313861" calcext:value-type="float">
            <text:p>39320</text:p>
          </table:table-cell>
          <table:table-cell table:style-name="ce29" table:formula="of:=[.E27]/([.E27]+[.J$5])*[.$C$5]" office:value-type="float" office:value="39681.9193145305" calcext:value-type="float">
            <text:p>39682</text:p>
          </table:table-cell>
          <table:table-cell table:style-name="ce29" table:formula="of:=[.F27]/([.F27]+[.K$5])*[.$C$5]" office:value-type="float" office:value="40034.5758302651" calcext:value-type="float">
            <text:p>40035</text:p>
          </table:table-cell>
          <table:table-cell/>
          <table:table-cell table:style-name="ce11" table:formula="of:=FLOOR((FLOOR(([.$C$42]*[.I27]+[.$C$43])/2^[.$C$46])*[.I27]+[.$C$49])/2^[.$C$47])" office:value-type="float" office:value="9602" calcext:value-type="float">
            <text:p>9602</text:p>
          </table:table-cell>
          <table:table-cell table:style-name="ce11" table:formula="of:=FLOOR((FLOOR(([.$C$42]*[.J27]+[.$C$43])/2^[.$C$46])*[.J27]+[.$C$49])/2^[.$C$47])" office:value-type="float" office:value="9952" calcext:value-type="float">
            <text:p>9952</text:p>
          </table:table-cell>
          <table:table-cell table:style-name="ce11" table:formula="of:=FLOOR((FLOOR(([.$C$42]*[.K27]+[.$C$43])/2^[.$C$46])*[.K27]+[.$C$49])/2^[.$C$47])" office:value-type="float" office:value="10297" calcext:value-type="float">
            <text:p>10297</text:p>
          </table:table-cell>
          <table:table-cell table:style-name="ce11" table:formula="of:=([.A27]-[.N27])/100" office:value-type="float" office:value="0.48" calcext:value-type="float">
            <text:p>0.48</text:p>
          </table:table-cell>
          <table:table-cell table:style-name="ce11" table:formula="of:=MAX(ABS([.A27]-[.M27]); ABS([.A27]-[.O27]))/100" office:value-type="float" office:value="3.98" calcext:value-type="float">
            <text:p>3.98</text:p>
          </table:table-cell>
          <table:table-cell table:number-columns-repeated="1007"/>
        </table:table-row>
        <table:table-row table:style-name="ro1"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3523" calcext:value-type="float">
            <text:p>3523</text:p>
          </table:table-cell>
          <table:table-cell table:style-name="ce5" office:value-type="float" office:value="3607" calcext:value-type="float">
            <text:p>3607</text:p>
          </table:table-cell>
          <table:table-cell table:style-name="ce5" office:value-type="float" office:value="3691" calcext:value-type="float">
            <text:p>3691</text:p>
          </table:table-cell>
          <table:table-cell table:style-name="ce5" office:value-type="float" office:value="3.93" calcext:value-type="float">
            <text:p>3.93</text:p>
          </table:table-cell>
          <table:table-cell/>
          <table:table-cell table:style-name="ce29" table:formula="of:=[.D28]/([.D28]+[.I$5])*[.$C$5]" office:value-type="float" office:value="40257.1707051703" calcext:value-type="float">
            <text:p>40257</text:p>
          </table:table-cell>
          <table:table-cell table:style-name="ce29" table:formula="of:=[.E28]/([.E28]+[.J$5])*[.$C$5]" office:value-type="float" office:value="40637.5024926938" calcext:value-type="float">
            <text:p>40638</text:p>
          </table:table-cell>
          <table:table-cell table:style-name="ce29" table:formula="of:=[.F28]/([.F28]+[.K$5])*[.$C$5]" office:value-type="float" office:value="41007.2872572172" calcext:value-type="float">
            <text:p>41007</text:p>
          </table:table-cell>
          <table:table-cell/>
          <table:table-cell table:style-name="ce11" table:formula="of:=FLOOR((FLOOR(([.$C$42]*[.I28]+[.$C$43])/2^[.$C$46])*[.I28]+[.$C$49])/2^[.$C$47])" office:value-type="float" office:value="10515" calcext:value-type="float">
            <text:p>10515</text:p>
          </table:table-cell>
          <table:table-cell table:style-name="ce11" table:formula="of:=FLOOR((FLOOR(([.$C$42]*[.J28]+[.$C$43])/2^[.$C$46])*[.J28]+[.$C$49])/2^[.$C$47])" office:value-type="float" office:value="10893" calcext:value-type="float">
            <text:p>10893</text:p>
          </table:table-cell>
          <table:table-cell table:style-name="ce11" table:formula="of:=FLOOR((FLOOR(([.$C$42]*[.K28]+[.$C$43])/2^[.$C$46])*[.K28]+[.$C$49])/2^[.$C$47])" office:value-type="float" office:value="11262" calcext:value-type="float">
            <text:p>11262</text:p>
          </table:table-cell>
          <table:table-cell table:style-name="ce11" table:formula="of:=([.A28]-[.N28])/100" office:value-type="float" office:value="1.07" calcext:value-type="float">
            <text:p>1.07</text:p>
          </table:table-cell>
          <table:table-cell table:style-name="ce11" table:formula="of:=MAX(ABS([.A28]-[.M28]); ABS([.A28]-[.O28]))/100" office:value-type="float" office:value="4.85" calcext:value-type="float">
            <text:p>4.85</text:p>
          </table:table-cell>
          <table:table-cell table:number-columns-repeated="1007"/>
        </table:table-row>
        <table:table-row table:style-name="ro1"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3722" calcext:value-type="float">
            <text:p>3722</text:p>
          </table:table-cell>
          <table:table-cell table:style-name="ce5" office:value-type="float" office:value="3817" calcext:value-type="float">
            <text:p>3817</text:p>
          </table:table-cell>
          <table:table-cell table:style-name="ce5" office:value-type="float" office:value="3912" calcext:value-type="float">
            <text:p>3912</text:p>
          </table:table-cell>
          <table:table-cell table:style-name="ce5" office:value-type="float" office:value="4.7" calcext:value-type="float">
            <text:p>4.7</text:p>
          </table:table-cell>
          <table:table-cell/>
          <table:table-cell table:style-name="ce29" table:formula="of:=[.D29]/([.D29]+[.I$5])*[.$C$5]" office:value-type="float" office:value="41104.8803463309" calcext:value-type="float">
            <text:p>41105</text:p>
          </table:table-cell>
          <table:table-cell table:style-name="ce29" table:formula="of:=[.E29]/([.E29]+[.J$5])*[.$C$5]" office:value-type="float" office:value="41505.0459598474" calcext:value-type="float">
            <text:p>41505</text:p>
          </table:table-cell>
          <table:table-cell table:style-name="ce29" table:formula="of:=[.F29]/([.F29]+[.K$5])*[.$C$5]" office:value-type="float" office:value="41893.0767232209" calcext:value-type="float">
            <text:p>41893</text:p>
          </table:table-cell>
          <table:table-cell/>
          <table:table-cell table:style-name="ce11" table:formula="of:=FLOOR((FLOOR(([.$C$42]*[.I29]+[.$C$43])/2^[.$C$46])*[.I29]+[.$C$49])/2^[.$C$47])" office:value-type="float" office:value="11359" calcext:value-type="float">
            <text:p>11359</text:p>
          </table:table-cell>
          <table:table-cell table:style-name="ce11" table:formula="of:=FLOOR((FLOOR(([.$C$42]*[.J29]+[.$C$43])/2^[.$C$46])*[.J29]+[.$C$49])/2^[.$C$47])" office:value-type="float" office:value="11764" calcext:value-type="float">
            <text:p>11764</text:p>
          </table:table-cell>
          <table:table-cell table:style-name="ce11" table:formula="of:=FLOOR((FLOOR(([.$C$42]*[.K29]+[.$C$43])/2^[.$C$46])*[.K29]+[.$C$49])/2^[.$C$47])" office:value-type="float" office:value="12160" calcext:value-type="float">
            <text:p>12160</text:p>
          </table:table-cell>
          <table:table-cell table:style-name="ce11" table:formula="of:=([.A29]-[.N29])/100" office:value-type="float" office:value="2.36" calcext:value-type="float">
            <text:p>2.36</text:p>
          </table:table-cell>
          <table:table-cell table:style-name="ce11" table:formula="of:=MAX(ABS([.A29]-[.M29]); ABS([.A29]-[.O29]))/100" office:value-type="float" office:value="6.41" calcext:value-type="float">
            <text:p>6.41</text:p>
          </table:table-cell>
          <table:table-cell table:number-columns-repeated="1007"/>
        </table:table-row>
        <table:table-row table:style-name="ro1">
          <table:table-cell table:style-name="ce5" office:value-type="float" office:value="12500" calcext:value-type="float">
            <text:p>12500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3815" calcext:value-type="float">
            <text:p>3815</text:p>
          </table:table-cell>
          <table:table-cell table:style-name="ce5" office:value-type="float" office:value="3915" calcext:value-type="float">
            <text:p>3915</text:p>
          </table:table-cell>
          <table:table-cell table:style-name="ce5" office:value-type="float" office:value="4016" calcext:value-type="float">
            <text:p>4016</text:p>
          </table:table-cell>
          <table:table-cell table:style-name="ce5" office:value-type="float" office:value="5.26" calcext:value-type="float">
            <text:p>5.26</text:p>
          </table:table-cell>
          <table:table-cell/>
          <table:table-cell table:style-name="ce29" table:formula="of:=[.D30]/([.D30]+[.I$5])*[.$C$5]" office:value-type="float" office:value="41481.8531293915" calcext:value-type="float">
            <text:p>41482</text:p>
          </table:table-cell>
          <table:table-cell table:style-name="ce29" table:formula="of:=[.E30]/([.E30]+[.J$5])*[.$C$5]" office:value-type="float" office:value="41889.5412244898" calcext:value-type="float">
            <text:p>41890</text:p>
          </table:table-cell>
          <table:table-cell table:style-name="ce29" table:formula="of:=[.F30]/([.F30]+[.K$5])*[.$C$5]" office:value-type="float" office:value="42288.1517531922" calcext:value-type="float">
            <text:p>42288</text:p>
          </table:table-cell>
          <table:table-cell/>
          <table:table-cell table:style-name="ce11" table:formula="of:=FLOOR((FLOOR(([.$C$42]*[.I30]+[.$C$43])/2^[.$C$46])*[.I30]+[.$C$49])/2^[.$C$47])" office:value-type="float" office:value="11741" calcext:value-type="float">
            <text:p>11741</text:p>
          </table:table-cell>
          <table:table-cell table:style-name="ce11" table:formula="of:=FLOOR((FLOOR(([.$C$42]*[.J30]+[.$C$43])/2^[.$C$46])*[.J30]+[.$C$49])/2^[.$C$47])" office:value-type="float" office:value="12156" calcext:value-type="float">
            <text:p>12156</text:p>
          </table:table-cell>
          <table:table-cell table:style-name="ce11" table:formula="of:=FLOOR((FLOOR(([.$C$42]*[.K30]+[.$C$43])/2^[.$C$46])*[.K30]+[.$C$49])/2^[.$C$47])" office:value-type="float" office:value="12567" calcext:value-type="float">
            <text:p>12567</text:p>
          </table:table-cell>
          <table:table-cell table:style-name="ce11" table:formula="of:=([.A30]-[.N30])/100" office:value-type="float" office:value="3.44" calcext:value-type="float">
            <text:p>3.44</text:p>
          </table:table-cell>
          <table:table-cell table:style-name="ce11" table:formula="of:=MAX(ABS([.A30]-[.M30]); ABS([.A30]-[.O30]))/100" office:value-type="float" office:value="7.59" calcext:value-type="float">
            <text:p>7.59</text:p>
          </table:table-cell>
          <table:table-cell table:number-columns-repeated="1007"/>
        </table:table-row>
        <table:table-row table:style-name="ro1"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3901" calcext:value-type="float">
            <text:p>3901</text:p>
          </table:table-cell>
          <table:table-cell table:style-name="ce5" office:value-type="float" office:value="4008" calcext:value-type="float">
            <text:p>4008</text:p>
          </table:table-cell>
          <table:table-cell table:style-name="ce5" office:value-type="float" office:value="4114" calcext:value-type="float">
            <text:p>411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9" table:formula="of:=[.D31]/([.D31]+[.I$5])*[.$C$5]" office:value-type="float" office:value="41820.2443560748" calcext:value-type="float">
            <text:p>41820</text:p>
          </table:table-cell>
          <table:table-cell table:style-name="ce29" table:formula="of:=[.E31]/([.E31]+[.J$5])*[.$C$5]" office:value-type="float" office:value="42243.2113219685" calcext:value-type="float">
            <text:p>42243</text:p>
          </table:table-cell>
          <table:table-cell table:style-name="ce29" table:formula="of:=[.F31]/([.F31]+[.K$5])*[.$C$5]" office:value-type="float" office:value="42648.5384677441" calcext:value-type="float">
            <text:p>42649</text:p>
          </table:table-cell>
          <table:table-cell/>
          <table:table-cell table:style-name="ce11" table:formula="of:=FLOOR((FLOOR(([.$C$42]*[.I31]+[.$C$43])/2^[.$C$46])*[.I31]+[.$C$49])/2^[.$C$47])" office:value-type="float" office:value="12086" calcext:value-type="float">
            <text:p>12086</text:p>
          </table:table-cell>
          <table:table-cell table:style-name="ce11" table:formula="of:=FLOOR((FLOOR(([.$C$42]*[.J31]+[.$C$43])/2^[.$C$46])*[.J31]+[.$C$49])/2^[.$C$47])" office:value-type="float" office:value="12521" calcext:value-type="float">
            <text:p>12521</text:p>
          </table:table-cell>
          <table:table-cell table:style-name="ce11" table:formula="of:=FLOOR((FLOOR(([.$C$42]*[.K31]+[.$C$43])/2^[.$C$46])*[.K31]+[.$C$49])/2^[.$C$47])" office:value-type="float" office:value="12941" calcext:value-type="float">
            <text:p>12941</text:p>
          </table:table-cell>
          <table:table-cell table:style-name="ce11" table:formula="of:=([.A31]-[.N31])/100" office:value-type="float" office:value="4.79" calcext:value-type="float">
            <text:p>4.79</text:p>
          </table:table-cell>
          <table:table-cell table:style-name="ce11" table:formula="of:=MAX(ABS([.A31]-[.M31]); ABS([.A31]-[.O31]))/100" office:value-type="float" office:value="9.14" calcext:value-type="float">
            <text:p>9.14</text:p>
          </table:table-cell>
          <table:table-cell table:number-columns-repeated="1007"/>
        </table:table-row>
        <table:table-row table:style-name="ro1">
          <table:table-cell table:style-name="ce5" office:value-type="float" office:value="14000" calcext:value-type="float">
            <text:p>14000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office:value-type="float" office:value="4049" calcext:value-type="float">
            <text:p>4049</text:p>
          </table:table-cell>
          <table:table-cell table:style-name="ce5" office:value-type="float" office:value="4166" calcext:value-type="float">
            <text:p>4166</text:p>
          </table:table-cell>
          <table:table-cell table:style-name="ce5" office:value-type="float" office:value="4283" calcext:value-type="float">
            <text:p>4283</text:p>
          </table:table-cell>
          <table:table-cell table:style-name="ce5" office:value-type="float" office:value="8.45" calcext:value-type="float">
            <text:p>8.45</text:p>
          </table:table-cell>
          <table:table-cell/>
          <table:table-cell table:style-name="ce29" table:formula="of:=[.D32]/([.D32]+[.I$5])*[.$C$5]" office:value-type="float" office:value="42380.8279869227" calcext:value-type="float">
            <text:p>42381</text:p>
          </table:table-cell>
          <table:table-cell table:style-name="ce29" table:formula="of:=[.E32]/([.E32]+[.J$5])*[.$C$5]" office:value-type="float" office:value="42820.4165621079" calcext:value-type="float">
            <text:p>42820</text:p>
          </table:table-cell>
          <table:table-cell table:style-name="ce29" table:formula="of:=[.F32]/([.F32]+[.K$5])*[.$C$5]" office:value-type="float" office:value="43244.4568380736" calcext:value-type="float">
            <text:p>43244</text:p>
          </table:table-cell>
          <table:table-cell/>
          <table:table-cell table:style-name="ce11" table:formula="of:=FLOOR((FLOOR(([.$C$42]*[.I32]+[.$C$43])/2^[.$C$46])*[.I32]+[.$C$49])/2^[.$C$47])" office:value-type="float" office:value="12662" calcext:value-type="float">
            <text:p>12662</text:p>
          </table:table-cell>
          <table:table-cell table:style-name="ce11" table:formula="of:=FLOOR((FLOOR(([.$C$42]*[.J32]+[.$C$43])/2^[.$C$46])*[.J32]+[.$C$49])/2^[.$C$47])" office:value-type="float" office:value="13119" calcext:value-type="float">
            <text:p>13119</text:p>
          </table:table-cell>
          <table:table-cell table:style-name="ce11" table:formula="of:=FLOOR((FLOOR(([.$C$42]*[.K32]+[.$C$43])/2^[.$C$46])*[.K32]+[.$C$49])/2^[.$C$47])" office:value-type="float" office:value="13566" calcext:value-type="float">
            <text:p>13566</text:p>
          </table:table-cell>
          <table:table-cell table:style-name="ce11" table:formula="of:=([.A32]-[.N32])/100" office:value-type="float" office:value="8.81" calcext:value-type="float">
            <text:p>8.81</text:p>
          </table:table-cell>
          <table:table-cell table:style-name="ce11" table:formula="of:=MAX(ABS([.A32]-[.M32]); ABS([.A32]-[.O32]))/100" office:value-type="float" office:value="13.38" calcext:value-type="float">
            <text:p>13.38</text:p>
          </table:table-cell>
          <table:table-cell table:number-columns-repeated="1007"/>
        </table:table-row>
        <table:table-row table:style-name="ro1">
          <table:table-cell table:style-name="ce5" office:value-type="float" office:value="15000" calcext:value-type="float">
            <text:p>15000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153" calcext:value-type="float">
            <text:p>4153</text:p>
          </table:table-cell>
          <table:table-cell table:style-name="ce5" office:value-type="float" office:value="4280" calcext:value-type="float">
            <text:p>4280</text:p>
          </table:table-cell>
          <table:table-cell table:style-name="ce5" office:value-type="float" office:value="4407" calcext:value-type="float">
            <text:p>4407</text:p>
          </table:table-cell>
          <table:table-cell table:style-name="ce5" office:value-type="float" office:value="14.63" calcext:value-type="float">
            <text:p>14.63</text:p>
          </table:table-cell>
          <table:table-cell/>
          <table:table-cell table:style-name="ce29" table:formula="of:=[.D33]/([.D33]+[.I$5])*[.$C$5]" office:value-type="float" office:value="42759.156100113" calcext:value-type="float">
            <text:p>42759</text:p>
          </table:table-cell>
          <table:table-cell table:style-name="ce29" table:formula="of:=[.E33]/([.E33]+[.J$5])*[.$C$5]" office:value-type="float" office:value="43219.4268104777" calcext:value-type="float">
            <text:p>43219</text:p>
          </table:table-cell>
          <table:table-cell table:style-name="ce29" table:formula="of:=[.F33]/([.F33]+[.K$5])*[.$C$5]" office:value-type="float" office:value="43662.3312304699" calcext:value-type="float">
            <text:p>43662</text:p>
          </table:table-cell>
          <table:table-cell/>
          <table:table-cell table:style-name="ce11" table:formula="of:=FLOOR((FLOOR(([.$C$42]*[.I33]+[.$C$43])/2^[.$C$46])*[.I33]+[.$C$49])/2^[.$C$47])" office:value-type="float" office:value="13056" calcext:value-type="float">
            <text:p>13056</text:p>
          </table:table-cell>
          <table:table-cell table:style-name="ce11" table:formula="of:=FLOOR((FLOOR(([.$C$42]*[.J33]+[.$C$43])/2^[.$C$46])*[.J33]+[.$C$49])/2^[.$C$47])" office:value-type="float" office:value="13539" calcext:value-type="float">
            <text:p>13539</text:p>
          </table:table-cell>
          <table:table-cell table:style-name="ce11" table:formula="of:=FLOOR((FLOOR(([.$C$42]*[.K33]+[.$C$43])/2^[.$C$46])*[.K33]+[.$C$49])/2^[.$C$47])" office:value-type="float" office:value="14008" calcext:value-type="float">
            <text:p>14008</text:p>
          </table:table-cell>
          <table:table-cell table:style-name="ce11" table:formula="of:=([.A33]-[.N33])/100" office:value-type="float" office:value="14.61" calcext:value-type="float">
            <text:p>14.61</text:p>
          </table:table-cell>
          <table:table-cell table:style-name="ce11" table:formula="of:=MAX(ABS([.A33]-[.M33]); ABS([.A33]-[.O33]))/100" office:value-type="float" office:value="19.44" calcext:value-type="float">
            <text:p>19.4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( ( (</text:p>
          </table:table-cell>
          <table:table-cell table:style-name="ce12" table:formula="of:=[.C42]" office:value-type="float" office:value="25062" calcext:value-type="float">
            <text:p>25062</text:p>
          </table:table-cell>
          <table:table-cell table:style-name="ce15" office:value-type="string" calcext:value-type="string">
            <text:p>* x +</text:p>
          </table:table-cell>
          <table:table-cell table:style-name="ce12" table:formula="of:=[.C43]" office:value-type="float" office:value="99792227" calcext:value-type="float">
            <text:p>99792227</text:p>
          </table:table-cell>
          <table:table-cell table:style-name="ce12" office:value-type="string" calcext:value-type="string">
            <text:p>) &gt;&gt;</text:p>
          </table:table-cell>
          <table:table-cell table:style-name="ce12" table:formula="of:=[.C46]" office:value-type="float" office:value="16" calcext:value-type="float">
            <text:p>16</text:p>
          </table:table-cell>
          <table:table-cell table:style-name="ce12" office:value-type="string" calcext:value-type="string">
            <text:p>) * x -</text:p>
          </table:table-cell>
          <table:table-cell table:style-name="ce12" table:formula="of:=-[.C49]" office:value-type="float" office:value="336445037" calcext:value-type="float">
            <text:p>336445037</text:p>
          </table:table-cell>
          <table:table-cell table:style-name="ce12" office:value-type="string" calcext:value-type="string">
            <text:p>) &gt;&gt; </text:p>
          </table:table-cell>
          <table:table-cell table:style-name="ce32" table:formula="of:=[.C47]" office:value-type="float" office:value="15" calcext:value-type="float">
            <text:p>15</text:p>
          </table:table-cell>
          <table:table-cell table:style-name="ce25" table:number-columns-repeated="1014"/>
        </table:table-row>
        <table:table-row table:style-name="ro1">
          <table:table-cell table:style-name="ce8"/>
          <table:table-cell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13"/>
          <table:table-cell table:style-name="ce17" office:value-type="float" office:value="0.000011670402" calcext:value-type="float">
            <text:p>1.17E-0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13"/>
          <table:table-cell table:style-name="ce18" office:value-type="float" office:value="0.046469377" calcext:value-type="float">
            <text:p>0.04646937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/>
          <table:table-cell table:style-name="ce18" office:value-type="float" office:value="-10267.4877" calcext:value-type="float">
            <text:p>-10267.487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13"/>
          <table:table-cell table:style-name="ce18" office:value-type="float" office:value="31" calcext:value-type="float">
            <text:p>3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A &lt;&lt; m</text:p>
          </table:table-cell>
          <table:table-cell table:style-name="ce13"/>
          <table:table-cell table:style-name="ce19" table:formula="of:=ROUND([.C38]*2^[.C41])" office:value-type="float" office:value="25062" calcext:value-type="float">
            <text:p>2506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B &lt;&lt; m</text:p>
          </table:table-cell>
          <table:table-cell table:style-name="ce13"/>
          <table:table-cell table:style-name="ce19" table:formula="of:=ROUND([.C39]*2^[.C41])" office:value-type="float" office:value="99792227" calcext:value-type="float">
            <text:p>9979222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ax Ax &lt;&lt; m</text:p>
          </table:table-cell>
          <table:table-cell table:style-name="ce13"/>
          <table:table-cell table:style-name="ce19" table:formula="of:=[.C42]*[.C5]" office:value-type="float" office:value="1642463232" calcext:value-type="float">
            <text:p>164246323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ax (Ax+B) &lt;&lt; m</text:p>
          </table:table-cell>
          <table:table-cell table:style-name="ce13"/>
          <table:table-cell table:style-name="ce19" table:formula="of:=[.C42]*[.C5]+[.C43]" office:value-type="float" office:value="1742255459" calcext:value-type="float">
            <text:p>174225545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-k</text:p>
          </table:table-cell>
          <table:table-cell table:style-name="ce13"/>
          <table:table-cell table:style-name="ce19" table:formula="of:=[.C41]-[.C47]" office:value-type="float" office:value="16" calcext:value-type="float">
            <text:p>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3"/>
          <table:table-cell table:style-name="ce20" office:value-type="float" office:value="15" calcext:value-type="float">
            <text:p>1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9" office:value-type="string" calcext:value-type="string">
            <text:p>max (Ax+B) &lt;&lt; k</text:p>
          </table:table-cell>
          <table:table-cell table:style-name="ce13"/>
          <table:table-cell table:style-name="ce19" table:formula="of:=FLOOR([.C45]/2^[.C41]*2^[.C47])" office:value-type="float" office:value="26584" calcext:value-type="float">
            <text:p>2658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 &lt;&lt; k</text:p>
          </table:table-cell>
          <table:table-cell table:style-name="ce13"/>
          <table:table-cell table:style-name="ce21" table:formula="of:=ROUND([.C40]*2^[.C47])" office:value-type="float" office:value="-336445037" calcext:value-type="float">
            <text:p>-336445037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x (Ax+B)x &lt;&lt; k</text:p>
          </table:table-cell>
          <table:table-cell table:style-name="ce13"/>
          <table:table-cell table:style-name="ce21" table:formula="of:=[.C48]*[.C5]" office:value-type="float" office:value="1742209024" calcext:value-type="float">
            <text:p>174220902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x (Ax+B)x + C &lt;&lt; k</text:p>
          </table:table-cell>
          <table:table-cell table:style-name="ce13"/>
          <table:table-cell table:style-name="ce21" table:formula="of:=[.C50]+[.C49]" office:value-type="float" office:value="1405763987" calcext:value-type="float">
            <text:p>1405763987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ensor.C55:Sensor.C57 Sensor.C38:Sensor.C53 Sensor.C36:Sensor.C36">
            <calcext:condition calcext:apply-style-name="Bad" calcext:value="&gt;2^31-1" calcext:base-cell-address="Sensor.C36"/>
          </calcext:conditional-format>
        </calcext:conditional-formats>
      </table:table>
      <table:table table:name="Sampling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35"/>
        <table:table-column table:style-name="co3" table:default-cell-style-name="ce38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 clk</text:p>
          </table:table-cell>
          <table:table-cell table:style-name="ce36" table:formula="of:=[.C2]/[.C3]" office:value-type="float" office:value="1718750" calcext:value-type="float">
            <text:p>171875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ling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ling</text:p>
          </table:table-cell>
          <table:table-cell table:style-name="ce36" table:formula="of:=1/[.C4]*[.C5]*1000*1000" office:value-type="float" office:value="1.45454545454545" calcext:value-type="float">
            <text:p>1.45454545454545</text:p>
          </table:table-cell>
          <table:table-cell office:value-type="string" calcext:value-type="string">
            <text:p>us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table:style-name="ce36" table:formula="of:=1/[.C4]*([.C7]+0.5)*1000*1000" office:value-type="float" office:value="7.27272727272727" calcext:value-type="float">
            <text:p>7.2727272727272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6" table:formula="of:=[.C6]+[.C8]" office:value-type="float" office:value="8.72727272727273" calcext:value-type="float">
            <text:p>8.72727272727273</text:p>
          </table:table-cell>
          <table:table-cell office:value-type="string" calcext:value-type="string">
            <text:p>us/chann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table:style-name="ce37" table:formula="of:=1000000/[.C9]" office:value-type="float" office:value="114583.333333333" calcext:value-type="float">
            <text:p><text:s text:c="2"/>114 583</text:p>
          </table:table-cell>
          <table:table-cell office:value-type="string" calcext:value-type="string">
            <text:p>samples/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nels</text:p>
          </table:table-cell>
          <table:table-cell table:style-name="ce37" office:value-type="float" office:value="9" calcext:value-type="float">
            <text:p><text:s text:c="3"/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7" table:formula="of:=[.C9]*[.C11]" office:value-type="float" office:value="78.5454545454545" calcext:value-type="float">
            <text:p><text:s text:c="3"/>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rate</text:p>
          </table:table-cell>
          <table:table-cell table:style-name="ce37" table:formula="of:=1000000/[.C12]" office:value-type="float" office:value="12731.4814814815" calcext:value-type="float">
            <text:p><text:s text:c="2"/>12 731</text:p>
          </table:table-cell>
          <table:table-cell office:value-type="string" calcext:value-type="string">
            <text:p>periods/s</text:p>
          </table:table-cell>
          <table:table-cell/>
        </table:table-row>
      </table:table>
      <table:table table:name="Simulation" table:style-name="ta1">
        <table:shapes>
          <draw:frame draw:z-index="0" draw:style-name="gr1" draw:text-style-name="P1" svg:width="6.2988in" svg:height="3.5429in" svg:x="0.1917in" svg:y="5.289in">
            <draw:object draw:notify-on-update-of-ranges="Simulation.A13:Simulation.A22 Simulation.B13:Simulation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29"/>
        <table:table-column table:style-name="co1" table:default-cell-style-name="ce11"/>
        <table:table-column table:style-name="co1" table:default-cell-style-name="ce77"/>
        <table:table-column table:style-name="co1" table:number-columns-repeated="1020" table:default-cell-style-name="Default"/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8" office:value-type="string" calcext:value-type="string">
            <text:p>Temperature</text:p>
          </table:table-cell>
          <table:table-cell table:style-name="ce1" office:value-type="string" calcext:value-type="string">
            <text:p>ADC ra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0.01 °C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formula="of:=[$Sensor.A10]/100" office:value-type="float" office:value="-55" calcext:value-type="float">
            <text:p>-55</text:p>
          </table:table-cell>
          <table:table-cell table:formula="of:=[$Sensor.J10]" office:value-type="float" office:value="20133.3166144201" calcext:value-type="float">
            <text:p>20133</text:p>
          </table:table-cell>
          <table:table-cell table:formula="of:=[.$J$31]*[.A6]^2+[.$J$32]*[.A6]+[.$J$33]" office:value-type="float" office:value="19562.0086405565" calcext:value-type="float">
            <text:p>19562.0086405565</text:p>
          </table:table-cell>
          <table:table-cell table:formula="of:=([.B6]-[.C6])/[.B6]" office:value-type="percentage" office:value="0.0283762474313038" calcext:value-type="percentage">
            <text:p>2.84%</text:p>
          </table:table-cell>
          <table:table-cell table:number-columns-repeated="1020"/>
        </table:table-row>
        <table:table-row table:style-name="ro1">
          <table:table-cell table:formula="of:=[$Sensor.A11]/100" office:value-type="float" office:value="-50" calcext:value-type="float">
            <text:p>-50</text:p>
          </table:table-cell>
          <table:table-cell table:formula="of:=[$Sensor.J11]" office:value-type="float" office:value="20833.975308642" calcext:value-type="float">
            <text:p>20834</text:p>
          </table:table-cell>
          <table:table-cell table:formula="of:=[.$J$31]*[.A7]^2+[.$J$32]*[.A7]+[.$J$33]" office:value-type="float" office:value="20359.49895667" calcext:value-type="float">
            <text:p>20359.49895667</text:p>
          </table:table-cell>
          <table:table-cell table:formula="of:=([.B7]-[.C7])/[.B7]" office:value-type="percentage" office:value="0.0227741631130361" calcext:value-type="percentage">
            <text:p>2.28%</text:p>
          </table:table-cell>
          <table:table-cell table:number-columns-repeated="1020"/>
        </table:table-row>
        <table:table-row table:style-name="ro1">
          <table:table-cell table:formula="of:=[$Sensor.A12]/100" office:value-type="float" office:value="-40" calcext:value-type="float">
            <text:p>-40</text:p>
          </table:table-cell>
          <table:table-cell table:formula="of:=[$Sensor.J12]" office:value-type="float" office:value="22237.177877429" calcext:value-type="float">
            <text:p>22237</text:p>
          </table:table-cell>
          <table:table-cell table:formula="of:=[.$J$31]*[.A8]^2+[.$J$32]*[.A8]+[.$J$33]" office:value-type="float" office:value="21924.846857516" calcext:value-type="float">
            <text:p>21924.846857516</text:p>
          </table:table-cell>
          <table:table-cell table:formula="of:=([.B8]-[.C8])/[.B8]" office:value-type="percentage" office:value="0.0140454432497938" calcext:value-type="percentage">
            <text:p>1.40%</text:p>
          </table:table-cell>
          <table:table-cell table:number-columns-repeated="1020"/>
        </table:table-row>
        <table:table-row table:style-name="ro1">
          <table:table-cell table:formula="of:=[$Sensor.A13]/100" office:value-type="float" office:value="-30" calcext:value-type="float">
            <text:p>-30</text:p>
          </table:table-cell>
          <table:table-cell table:formula="of:=[$Sensor.J13]" office:value-type="float" office:value="23639.9745444027" calcext:value-type="float">
            <text:p>23640</text:p>
          </table:table-cell>
          <table:table-cell table:formula="of:=[.$J$31]*[.A9]^2+[.$J$32]*[.A9]+[.$J$33]" office:value-type="float" office:value="23450.684449854" calcext:value-type="float">
            <text:p>23450.684449854</text:p>
          </table:table-cell>
          <table:table-cell table:formula="of:=([.B9]-[.C9])/[.B9]" office:value-type="percentage" office:value="0.0080072038230466" calcext:value-type="percentage">
            <text:p>0.80%</text:p>
          </table:table-cell>
          <table:table-cell table:number-columns-repeated="1020"/>
        </table:table-row>
        <table:table-row table:style-name="ro1">
          <table:table-cell table:formula="of:=[$Sensor.A14]/100" office:value-type="float" office:value="-20" calcext:value-type="float">
            <text:p>-20</text:p>
          </table:table-cell>
          <table:table-cell table:formula="of:=[$Sensor.J14]" office:value-type="float" office:value="25045.488398099" calcext:value-type="float">
            <text:p>25045</text:p>
          </table:table-cell>
          <table:table-cell table:formula="of:=[.$J$31]*[.A10]^2+[.$J$32]*[.A10]+[.$J$33]" office:value-type="float" office:value="24937.011733684" calcext:value-type="float">
            <text:p>24937.011733684</text:p>
          </table:table-cell>
          <table:table-cell table:formula="of:=([.B10]-[.C10])/[.B10]" office:value-type="percentage" office:value="0.00433118582839061" calcext:value-type="percentage">
            <text:p>0.43%</text:p>
          </table:table-cell>
          <table:table-cell table:number-columns-repeated="1020"/>
        </table:table-row>
        <table:table-row table:style-name="ro1">
          <table:table-cell table:formula="of:=[$Sensor.A15]/100" office:value-type="float" office:value="-10" calcext:value-type="float">
            <text:p>-10</text:p>
          </table:table-cell>
          <table:table-cell table:formula="of:=[$Sensor.J15]" office:value-type="float" office:value="26444.350877193" calcext:value-type="float">
            <text:p>26444</text:p>
          </table:table-cell>
          <table:table-cell table:formula="of:=[.$J$31]*[.A11]^2+[.$J$32]*[.A11]+[.$J$33]" office:value-type="float" office:value="26383.828709006" calcext:value-type="float">
            <text:p>26383.828709006</text:p>
          </table:table-cell>
          <table:table-cell table:formula="of:=([.B11]-[.C11])/[.B11]" office:value-type="percentage" office:value="0.00228866151670911" calcext:value-type="percentage">
            <text:p>0.23%</text:p>
          </table:table-cell>
          <table:table-cell table:number-columns-repeated="1020"/>
        </table:table-row>
        <table:table-row table:style-name="ro1">
          <table:table-cell table:formula="of:=[$Sensor.A16]/100" office:value-type="float" office:value="0" calcext:value-type="float">
            <text:p>0</text:p>
          </table:table-cell>
          <table:table-cell table:formula="of:=[$Sensor.J16]" office:value-type="float" office:value="27818.6666666667" calcext:value-type="float">
            <text:p>27819</text:p>
          </table:table-cell>
          <table:table-cell table:formula="of:=[.$J$31]*[.A12]^2+[.$J$32]*[.A12]+[.$J$33]" office:value-type="float" office:value="27791.13537582" calcext:value-type="float">
            <text:p>27791.13537582</text:p>
          </table:table-cell>
          <table:table-cell table:formula="of:=([.B12]-[.C12])/[.B12]" office:value-type="percentage" office:value="0.000989669676715974" calcext:value-type="percentage">
            <text:p>0.10%</text:p>
          </table:table-cell>
          <table:table-cell table:number-columns-repeated="1020"/>
        </table:table-row>
        <table:table-row table:style-name="ro1">
          <table:table-cell table:style-name="ce76" table:formula="of:=[$Sensor.A17]/100" office:value-type="float" office:value="10" calcext:value-type="float">
            <text:p>10</text:p>
          </table:table-cell>
          <table:table-cell table:style-name="ce30" table:formula="of:=[$Sensor.J17]" office:value-type="float" office:value="29163.6845806128" calcext:value-type="float">
            <text:p>29164</text:p>
          </table:table-cell>
          <table:table-cell table:style-name="ce6" table:formula="of:=[.$J$31]*[.A13]^2+[.$J$32]*[.A13]+[.$J$33]" office:value-type="float" office:value="29158.931734126" calcext:value-type="float">
            <text:p>29158.931734126</text:p>
          </table:table-cell>
          <table:table-cell table:style-name="ce78" table:formula="of:=([.B13]-[.C13])/[.B13]" office:value-type="percentage" office:value="0.000162971399365528" calcext:value-type="percentage">
            <text:p>0.02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18]/100" office:value-type="float" office:value="20" calcext:value-type="float">
            <text:p>20</text:p>
          </table:table-cell>
          <table:table-cell table:style-name="ce30" table:formula="of:=[$Sensor.J18]" office:value-type="float" office:value="30484.07357212" calcext:value-type="float">
            <text:p>30484</text:p>
          </table:table-cell>
          <table:table-cell table:style-name="ce6" table:formula="of:=[.$J$31]*[.A14]^2+[.$J$32]*[.A14]+[.$J$33]" office:value-type="float" office:value="30487.217783924" calcext:value-type="float">
            <text:p>30487.217783924</text:p>
          </table:table-cell>
          <table:table-cell table:style-name="ce78" table:formula="of:=([.B14]-[.C14])/[.B14]" office:value-type="percentage" office:value="-0.000103142770487049" calcext:value-type="percentage">
            <text:p>-0.01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19]/100" office:value-type="float" office:value="25" calcext:value-type="float">
            <text:p>25</text:p>
          </table:table-cell>
          <table:table-cell table:style-name="ce30" table:formula="of:=[$Sensor.J19]" office:value-type="float" office:value="31133.4916864608" calcext:value-type="float">
            <text:p>31133</text:p>
          </table:table-cell>
          <table:table-cell table:style-name="ce6" table:formula="of:=[.$J$31]*[.A15]^2+[.$J$32]*[.A15]+[.$J$33]" office:value-type="float" office:value="31136.5444431325" calcext:value-type="float">
            <text:p>31136.5444431325</text:p>
          </table:table-cell>
          <table:table-cell table:style-name="ce78" table:formula="of:=([.B15]-[.C15])/[.B15]" office:value-type="percentage" office:value="-0.0000980537840867834" calcext:value-type="percentage">
            <text:p>-0.01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20]/100" office:value-type="float" office:value="30" calcext:value-type="float">
            <text:p>30</text:p>
          </table:table-cell>
          <table:table-cell table:style-name="ce30" table:formula="of:=[$Sensor.J20]" office:value-type="float" office:value="31775.0303030303" calcext:value-type="float">
            <text:p>31775</text:p>
          </table:table-cell>
          <table:table-cell table:style-name="ce6" table:formula="of:=[.$J$31]*[.A16]^2+[.$J$32]*[.A16]+[.$J$33]" office:value-type="float" office:value="31775.993525214" calcext:value-type="float">
            <text:p>31775.993525214</text:p>
          </table:table-cell>
          <table:table-cell table:style-name="ce78" table:formula="of:=([.B16]-[.C16])/[.B16]" office:value-type="percentage" office:value="-0.0000303138085002153" calcext:value-type="percentage">
            <text:p>0.00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21]/100" office:value-type="float" office:value="40" calcext:value-type="float">
            <text:p>40</text:p>
          </table:table-cell>
          <table:table-cell table:style-name="ce30" table:formula="of:=[$Sensor.J21]" office:value-type="float" office:value="33025.4365881033" calcext:value-type="float">
            <text:p>33025</text:p>
          </table:table-cell>
          <table:table-cell table:style-name="ce6" table:formula="of:=[.$J$31]*[.A17]^2+[.$J$32]*[.A17]+[.$J$33]" office:value-type="float" office:value="33025.258957996" calcext:value-type="float">
            <text:p>33025.258957996</text:p>
          </table:table-cell>
          <table:table-cell table:style-name="ce78" table:formula="of:=([.B17]-[.C17])/[.B17]" office:value-type="percentage" office:value="0.00000537858467931568" calcext:value-type="percentage">
            <text:p>0.00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22]/100" office:value-type="float" office:value="50" calcext:value-type="float">
            <text:p>50</text:p>
          </table:table-cell>
          <table:table-cell table:style-name="ce30" table:formula="of:=[$Sensor.J22]" office:value-type="float" office:value="34233.9554787119" calcext:value-type="float">
            <text:p>34234</text:p>
          </table:table-cell>
          <table:table-cell table:style-name="ce6" table:formula="of:=[.$J$31]*[.A18]^2+[.$J$32]*[.A18]+[.$J$33]" office:value-type="float" office:value="34235.01408227" calcext:value-type="float">
            <text:p>34235.01408227</text:p>
          </table:table-cell>
          <table:table-cell table:style-name="ce78" table:formula="of:=([.B18]-[.C18])/[.B18]" office:value-type="percentage" office:value="-0.000030922618882034" calcext:value-type="percentage">
            <text:p>0.00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23]/100" office:value-type="float" office:value="60" calcext:value-type="float">
            <text:p>60</text:p>
          </table:table-cell>
          <table:table-cell table:style-name="ce30" table:formula="of:=[$Sensor.J23]" office:value-type="float" office:value="35406.0728104847" calcext:value-type="float">
            <text:p>35406</text:p>
          </table:table-cell>
          <table:table-cell table:style-name="ce6" table:formula="of:=[.$J$31]*[.A19]^2+[.$J$32]*[.A19]+[.$J$33]" office:value-type="float" office:value="35405.258898036" calcext:value-type="float">
            <text:p>35405.258898036</text:p>
          </table:table-cell>
          <table:table-cell table:style-name="ce78" table:formula="of:=([.B19]-[.C19])/[.B19]" office:value-type="percentage" office:value="0.0000229879335407423" calcext:value-type="percentage">
            <text:p>0.00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24]/100" office:value-type="float" office:value="70" calcext:value-type="float">
            <text:p>70</text:p>
          </table:table-cell>
          <table:table-cell table:style-name="ce30" table:formula="of:=[$Sensor.J24]" office:value-type="float" office:value="36540.0920920921" calcext:value-type="float">
            <text:p>36540</text:p>
          </table:table-cell>
          <table:table-cell table:style-name="ce6" table:formula="of:=[.$J$31]*[.A20]^2+[.$J$32]*[.A20]+[.$J$33]" office:value-type="float" office:value="36535.993405294" calcext:value-type="float">
            <text:p>36535.993405294</text:p>
          </table:table-cell>
          <table:table-cell table:style-name="ce78" table:formula="of:=([.B20]-[.C20])/[.B20]" office:value-type="percentage" office:value="0.00011216958040938" calcext:value-type="percentage">
            <text:p>0.01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25]/100" office:value-type="float" office:value="80" calcext:value-type="float">
            <text:p>80</text:p>
          </table:table-cell>
          <table:table-cell table:style-name="ce30" table:formula="of:=[$Sensor.J25]" office:value-type="float" office:value="37629.5337186898" calcext:value-type="float">
            <text:p>37630</text:p>
          </table:table-cell>
          <table:table-cell table:style-name="ce6" table:formula="of:=[.$J$31]*[.A21]^2+[.$J$32]*[.A21]+[.$J$33]" office:value-type="float" office:value="37627.217604044" calcext:value-type="float">
            <text:p>37627.217604044</text:p>
          </table:table-cell>
          <table:table-cell table:style-name="ce78" table:formula="of:=([.B21]-[.C21])/[.B21]" office:value-type="percentage" office:value="0.0000615504476645405" calcext:value-type="percentage">
            <text:p>0.01%</text:p>
          </table:table-cell>
          <table:table-cell table:style-name="ce26" table:number-columns-repeated="1020"/>
        </table:table-row>
        <table:table-row table:style-name="ro1">
          <table:table-cell table:style-name="ce76" table:formula="of:=[$Sensor.A26]/100" office:value-type="float" office:value="90" calcext:value-type="float">
            <text:p>90</text:p>
          </table:table-cell>
          <table:table-cell table:style-name="ce30" table:formula="of:=[$Sensor.J26]" office:value-type="float" office:value="38674.9910979228" calcext:value-type="float">
            <text:p>38675</text:p>
          </table:table-cell>
          <table:table-cell table:style-name="ce6" table:formula="of:=[.$J$31]*[.A22]^2+[.$J$32]*[.A22]+[.$J$33]" office:value-type="float" office:value="38678.931494286" calcext:value-type="float">
            <text:p>38678.931494286</text:p>
          </table:table-cell>
          <table:table-cell table:style-name="ce78" table:formula="of:=([.B22]-[.C22])/[.B22]" office:value-type="percentage" office:value="-0.000101884868006087" calcext:value-type="percentage">
            <text:p>-0.01%</text:p>
          </table:table-cell>
          <table:table-cell table:style-name="ce26" table:number-columns-repeated="1020"/>
        </table:table-row>
        <table:table-row table:style-name="ro1">
          <table:table-cell table:formula="of:=[$Sensor.A27]/100" office:value-type="float" office:value="100" calcext:value-type="float">
            <text:p>100</text:p>
          </table:table-cell>
          <table:table-cell table:formula="of:=[$Sensor.J27]" office:value-type="float" office:value="39681.9193145305" calcext:value-type="float">
            <text:p>39682</text:p>
          </table:table-cell>
          <table:table-cell table:formula="of:=[.$J$31]*[.A23]^2+[.$J$32]*[.A23]+[.$J$33]" office:value-type="float" office:value="39691.13507602" calcext:value-type="float">
            <text:p>39691.13507602</text:p>
          </table:table-cell>
          <table:table-cell table:formula="of:=([.B23]-[.C23])/[.B23]" office:value-type="percentage" office:value="-0.000232240820219106" calcext:value-type="percentage">
            <text:p>-0.02%</text:p>
          </table:table-cell>
          <table:table-cell table:number-columns-repeated="1020"/>
        </table:table-row>
        <table:table-row table:style-name="ro1">
          <table:table-cell table:formula="of:=[$Sensor.A28]/100" office:value-type="float" office:value="110" calcext:value-type="float">
            <text:p>110</text:p>
          </table:table-cell>
          <table:table-cell table:formula="of:=[$Sensor.J28]" office:value-type="float" office:value="40637.5024926938" calcext:value-type="float">
            <text:p>40638</text:p>
          </table:table-cell>
          <table:table-cell table:formula="of:=[.$J$31]*[.A24]^2+[.$J$32]*[.A24]+[.$J$33]" office:value-type="float" office:value="40663.828349246" calcext:value-type="float">
            <text:p>40663.828349246</text:p>
          </table:table-cell>
          <table:table-cell table:formula="of:=([.B24]-[.C24])/[.B24]" office:value-type="percentage" office:value="-0.000647821714853383" calcext:value-type="percentage">
            <text:p>-0.06%</text:p>
          </table:table-cell>
          <table:table-cell table:number-columns-repeated="1020"/>
        </table:table-row>
        <table:table-row table:style-name="ro1">
          <table:table-cell table:formula="of:=[$Sensor.A29]/100" office:value-type="float" office:value="120" calcext:value-type="float">
            <text:p>120</text:p>
          </table:table-cell>
          <table:table-cell table:formula="of:=[$Sensor.J29]" office:value-type="float" office:value="41505.0459598474" calcext:value-type="float">
            <text:p>41505</text:p>
          </table:table-cell>
          <table:table-cell table:formula="of:=[.$J$31]*[.A25]^2+[.$J$32]*[.A25]+[.$J$33]" office:value-type="float" office:value="41597.011313964" calcext:value-type="float">
            <text:p>41597.011313964</text:p>
          </table:table-cell>
          <table:table-cell table:formula="of:=([.B25]-[.C25])/[.B25]" office:value-type="percentage" office:value="-0.00221576321601033" calcext:value-type="percentage">
            <text:p>-0.22%</text:p>
          </table:table-cell>
          <table:table-cell table:number-columns-repeated="1020"/>
        </table:table-row>
        <table:table-row table:style-name="ro1">
          <table:table-cell table:formula="of:=[$Sensor.A30]/100" office:value-type="float" office:value="125" calcext:value-type="float">
            <text:p>125</text:p>
          </table:table-cell>
          <table:table-cell table:formula="of:=[$Sensor.J30]" office:value-type="float" office:value="41889.5412244898" calcext:value-type="float">
            <text:p>41890</text:p>
          </table:table-cell>
          <table:table-cell table:formula="of:=[.$J$31]*[.A26]^2+[.$J$32]*[.A26]+[.$J$33]" office:value-type="float" office:value="42048.7864306325" calcext:value-type="float">
            <text:p>42048.7864306325</text:p>
          </table:table-cell>
          <table:table-cell table:formula="of:=([.B26]-[.C26])/[.B26]" office:value-type="percentage" office:value="-0.00380155049417452" calcext:value-type="percentage">
            <text:p>-0.38%</text:p>
          </table:table-cell>
          <table:table-cell table:number-columns-repeated="1020"/>
        </table:table-row>
        <table:table-row table:style-name="ro1">
          <table:table-cell table:formula="of:=[$Sensor.A31]/100" office:value-type="float" office:value="130" calcext:value-type="float">
            <text:p>130</text:p>
          </table:table-cell>
          <table:table-cell table:formula="of:=[$Sensor.J31]" office:value-type="float" office:value="42243.2113219685" calcext:value-type="float">
            <text:p>42243</text:p>
          </table:table-cell>
          <table:table-cell table:formula="of:=[.$J$31]*[.A27]^2+[.$J$32]*[.A27]+[.$J$33]" office:value-type="float" office:value="42490.683970174" calcext:value-type="float">
            <text:p>42490.683970174</text:p>
          </table:table-cell>
          <table:table-cell table:formula="of:=([.B27]-[.C27])/[.B27]" office:value-type="percentage" office:value="-0.00585828208748945" calcext:value-type="percentage">
            <text:p>-0.59%</text:p>
          </table:table-cell>
          <table:table-cell table:number-columns-repeated="1020"/>
        </table:table-row>
        <table:table-row table:style-name="ro1">
          <table:table-cell table:formula="of:=[$Sensor.A32]/100" office:value-type="float" office:value="140" calcext:value-type="float">
            <text:p>140</text:p>
          </table:table-cell>
          <table:table-cell table:formula="of:=[$Sensor.J32]" office:value-type="float" office:value="42820.4165621079" calcext:value-type="float">
            <text:p>42820</text:p>
          </table:table-cell>
          <table:table-cell table:formula="of:=[.$J$31]*[.A28]^2+[.$J$32]*[.A28]+[.$J$33]" office:value-type="float" office:value="43344.846317876" calcext:value-type="float">
            <text:p>43344.846317876</text:p>
          </table:table-cell>
          <table:table-cell table:formula="of:=([.B28]-[.C28])/[.B28]" office:value-type="percentage" office:value="-0.0122471894921303" calcext:value-type="percentage">
            <text:p>-1.22%</text:p>
          </table:table-cell>
          <table:table-cell table:number-columns-repeated="1020"/>
        </table:table-row>
        <table:table-row table:style-name="ro1">
          <table:table-cell table:formula="of:=[$Sensor.A33]/100" office:value-type="float" office:value="150" calcext:value-type="float">
            <text:p>150</text:p>
          </table:table-cell>
          <table:table-cell table:formula="of:=[$Sensor.J33]" office:value-type="float" office:value="43219.4268104777" calcext:value-type="float">
            <text:p>43219</text:p>
          </table:table-cell>
          <table:table-cell table:formula="of:=[.$J$31]*[.A29]^2+[.$J$32]*[.A29]+[.$J$33]" office:value-type="float" office:value="44159.49835707" calcext:value-type="float">
            <text:p>44159.49835707</text:p>
          </table:table-cell>
          <table:table-cell table:formula="of:=([.B29]-[.C29])/[.B29]" office:value-type="percentage" office:value="-0.0217511340609552" calcext:value-type="percentage">
            <text:p>-2.18%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79" office:value-type="float" office:value="-0.19755154254" calcext:value-type="float">
            <text:p>-1.98E-01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style-name="ce11" office:value-type="float" office:value="138.755151256" calcext:value-type="float">
            <text:p>138.755151256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string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11" office:value-type="float" office:value="27791.13537582" calcext:value-type="float">
            <text:p>27791.1353758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39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0" number:min-decimal-places="0" number:min-integer-digits="1">
        <number:embedded-text number:position="3"> </number:embedded-text>
      </number:number>
    </number:number-style>
    <number:number-style style:name="N129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8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6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5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24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23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1">
      <number:scientific-number number:decimal-places="12" number:min-decimal-places="12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21:33:28.346238780</meta:creation-date>
    <dc:date>2023-08-15T09:32:33.810247197</dc:date>
    <meta:editing-duration>PT2H20M8S</meta:editing-duration>
    <meta:editing-cycles>9</meta:editing-cycles>
    <meta:generator>LibreOffice/7.3.7.2$Linux_X86_64 LibreOffice_project/30$Build-2</meta:generator>
    <meta:document-statistic meta:table-count="3" meta:cell-count="59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81d41a"/>
    </style:style>
    <style:style style:name="ch8" style:family="chart">
      <style:chart-properties loext:regression-y-name="y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9cm" svg:height="9.816cm" xlink:href=".." xlink:type="simple" chart:class="chart:scatter" chart:column-mapping="1 0 0 0" chart:style-name="ch1">
        <chart:plot-area chart:style-name="ch2" table:cell-range-address="Sensor.J17:Sensor.J26 Sensor.A17:Sensor.A26" svg:x="0.369cm" svg:y="0.196cm" svg:width="17.731cm" svg:height="9.424cm">
          <chart:coordinate-region svg:x="1.546cm" svg:y="0.395cm" svg:width="16.088cm" svg:height="8.5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ensor.A17:Sensor.A26" chart:class="chart:scatter">
            <chart:domain table:cell-range-address="Sensor.J17:Sensor.J26"/>
            <chart:regression-curve chart:style-name="ch7">
              <chart:equation chart:display-equation="true" chart:display-r-square="false" svg:x="2.26cm" svg:y="0.585cm" chart:style-name="ch8"/>
            </chart:regression-curve>
            <chart:data-point chart:repeated="10"/>
          </chart:series>
          <chart:series chart:style-name="ch9" chart:values-cell-range-address="Sensor.A17:Sensor.A26" chart:class="chart:scatter">
            <chart:domain table:cell-range-address="Sensor.I17:Sensor.I26"/>
            <chart:data-point chart:repeated="10"/>
          </chart:series>
          <chart:series chart:style-name="ch10" chart:values-cell-range-address="Sensor.A17:Sensor.A26" chart:class="chart:scatter">
            <chart:domain table:cell-range-address="Sensor.K17:Sensor.K2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163.6845806128">
                <text:p>29163.6845806128</text:p>
                <draw:g>
                  <svg:desc>Sensor.J17:Sensor.J26</svg:desc>
                </draw:g>
              </table:table-cell>
              <table:table-cell office:value-type="float" office:value="1000">
                <text:p>1000</text:p>
                <draw:g>
                  <svg:desc>Sensor.A17:Sensor.A26</svg:desc>
                </draw:g>
              </table:table-cell>
              <table:table-cell office:value-type="float" office:value="28926.9831650342">
                <text:p>28926.9831650342</text:p>
                <draw:g>
                  <svg:desc>Sensor.I17:Sensor.I26</svg:desc>
                </draw:g>
              </table:table-cell>
              <table:table-cell office:value-type="float" office:value="1000">
                <text:p>1000</text:p>
                <draw:g>
                  <svg:desc>Sensor.A17:Sensor.A26</svg:desc>
                </draw:g>
              </table:table-cell>
              <table:table-cell office:value-type="float" office:value="29406.8333171028">
                <text:p>29406.8333171028</text:p>
                <draw:g>
                  <svg:desc>Sensor.K17:Sensor.K26</svg:desc>
                </draw:g>
              </table:table-cell>
              <table:table-cell office:value-type="float" office:value="1000">
                <text:p>1000</text:p>
                <draw:g>
                  <svg:desc>Sensor.A17:Sensor.A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484.07357212">
                <text:p>30484.07357212</text:p>
              </table:table-cell>
              <table:table-cell office:value-type="float" office:value="2000">
                <text:p>2000</text:p>
              </table:table-cell>
              <table:table-cell office:value-type="float" office:value="30288.7370204779">
                <text:p>30288.7370204779</text:p>
              </table:table-cell>
              <table:table-cell office:value-type="float" office:value="2000">
                <text:p>2000</text:p>
              </table:table-cell>
              <table:table-cell office:value-type="float" office:value="30686.0375886064">
                <text:p>30686.037588606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133.4916864608">
                <text:p>31133.4916864608</text:p>
              </table:table-cell>
              <table:table-cell office:value-type="float" office:value="2500">
                <text:p>2500</text:p>
              </table:table-cell>
              <table:table-cell office:value-type="float" office:value="30952.953215607">
                <text:p>30952.953215607</text:p>
              </table:table-cell>
              <table:table-cell office:value-type="float" office:value="2500">
                <text:p>2500</text:p>
              </table:table-cell>
              <table:table-cell office:value-type="float" office:value="31312.5107916902">
                <text:p>31312.510791690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775.0303030303">
                <text:p>31775.0303030303</text:p>
              </table:table-cell>
              <table:table-cell office:value-type="float" office:value="3000">
                <text:p>3000</text:p>
              </table:table-cell>
              <table:table-cell office:value-type="float" office:value="31576.6973280771">
                <text:p>31576.6973280771</text:p>
              </table:table-cell>
              <table:table-cell office:value-type="float" office:value="3000">
                <text:p>3000</text:p>
              </table:table-cell>
              <table:table-cell office:value-type="float" office:value="31963.662266607">
                <text:p>31963.66226660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25.4365881033">
                <text:p>33025.4365881033</text:p>
              </table:table-cell>
              <table:table-cell office:value-type="float" office:value="4000">
                <text:p>4000</text:p>
              </table:table-cell>
              <table:table-cell office:value-type="float" office:value="32803.4371817999">
                <text:p>32803.4371817999</text:p>
              </table:table-cell>
              <table:table-cell office:value-type="float" office:value="4000">
                <text:p>4000</text:p>
              </table:table-cell>
              <table:table-cell office:value-type="float" office:value="33237.6723016034">
                <text:p>33237.67230160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33.9554787119">
                <text:p>34233.9554787119</text:p>
              </table:table-cell>
              <table:table-cell office:value-type="float" office:value="5000">
                <text:p>5000</text:p>
              </table:table-cell>
              <table:table-cell office:value-type="float" office:value="33985.8870432472">
                <text:p>33985.8870432472</text:p>
              </table:table-cell>
              <table:table-cell office:value-type="float" office:value="5000">
                <text:p>5000</text:p>
              </table:table-cell>
              <table:table-cell office:value-type="float" office:value="34478.6384447464">
                <text:p>34478.638444746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406.0728104847">
                <text:p>35406.0728104847</text:p>
              </table:table-cell>
              <table:table-cell office:value-type="float" office:value="6000">
                <text:p>6000</text:p>
              </table:table-cell>
              <table:table-cell office:value-type="float" office:value="35136.9623061262">
                <text:p>35136.9623061262</text:p>
              </table:table-cell>
              <table:table-cell office:value-type="float" office:value="6000">
                <text:p>6000</text:p>
              </table:table-cell>
              <table:table-cell office:value-type="float" office:value="35670.9851200981">
                <text:p>35670.985120098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40.0920920921">
                <text:p>36540.0920920921</text:p>
              </table:table-cell>
              <table:table-cell office:value-type="float" office:value="7000">
                <text:p>7000</text:p>
              </table:table-cell>
              <table:table-cell office:value-type="float" office:value="36242.5583072854">
                <text:p>36242.5583072854</text:p>
              </table:table-cell>
              <table:table-cell office:value-type="float" office:value="7000">
                <text:p>7000</text:p>
              </table:table-cell>
              <table:table-cell office:value-type="float" office:value="36826.5249147286">
                <text:p>36826.524914728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29.5337186898">
                <text:p>37629.5337186898</text:p>
              </table:table-cell>
              <table:table-cell office:value-type="float" office:value="8000">
                <text:p>8000</text:p>
              </table:table-cell>
              <table:table-cell office:value-type="float" office:value="37309.0788733327">
                <text:p>37309.0788733327</text:p>
              </table:table-cell>
              <table:table-cell office:value-type="float" office:value="8000">
                <text:p>8000</text:p>
              </table:table-cell>
              <table:table-cell office:value-type="float" office:value="37938.1512515283">
                <text:p>37938.151251528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74.9910979228">
                <text:p>38674.9910979228</text:p>
              </table:table-cell>
              <table:table-cell office:value-type="float" office:value="9000">
                <text:p>9000</text:p>
              </table:table-cell>
              <table:table-cell office:value-type="float" office:value="38336.4347746149">
                <text:p>38336.4347746149</text:p>
              </table:table-cell>
              <table:table-cell office:value-type="float" office:value="9000">
                <text:p>9000</text:p>
              </table:table-cell>
              <table:table-cell office:value-type="float" office:value="39005.8759138141">
                <text:p>39005.8759138141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inimum="2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972f"/>
    </style:style>
    <style:style style:name="ch8" style:family="chart">
      <style:chart-properties loext:regression-y-name="y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mulation.A13:Simulation.B22" svg:x="0.32cm" svg:y="0.18cm" svg:width="15.36cm" svg:height="8.64cm">
          <chart:coordinate-region svg:x="1.497cm" svg:y="0.379cm" svg:width="13.90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imulation.B13:Simulation.B22" chart:class="chart:scatter">
            <chart:domain table:cell-range-address="Simulation.A13:Simulation.A22"/>
            <chart:regression-curve chart:style-name="ch7">
              <chart:equation chart:display-equation="true" chart:display-r-square="false" svg:x="2.181cm" svg:y="6.45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mulation.A13:Simulation.A22</svg:desc>
                </draw:g>
              </table:table-cell>
              <table:table-cell office:value-type="float" office:value="29163.6845806128">
                <text:p>29163.6845806128</text:p>
                <draw:g>
                  <svg:desc>Simulation.B13:Simulation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0484.07357212">
                <text:p>30484.07357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1133.4916864608">
                <text:p>31133.4916864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1775.0303030303">
                <text:p>31775.0303030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3025.4365881033">
                <text:p>33025.4365881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4233.9554787119">
                <text:p>34233.9554787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5406.0728104847">
                <text:p>35406.0728104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6540.0920920921">
                <text:p>36540.0920920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7629.5337186898">
                <text:p>37629.5337186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8674.9910979228">
                <text:p>38674.9910979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